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9C000000AB21728E3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Mono1" svg:font-family="'Droid Sans Mono'" style:font-family-generic="swiss" style:font-pitch="fixed"/>
    <style:font-face style:name="Baekmuk Gulim1" svg:font-family="'Baekmuk Gulim'" style:font-pitch="variable"/>
    <style:font-face style:name="FreeSans1" svg:font-family="FreeSans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ekmuk Gulim2" svg:font-family="'Baekmuk Gulim'" style:font-family-generic="swiss" style:font-pitch="variable"/>
    <style:font-face style:name="Droid Sans Mono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Baekmuk Gulim" svg:font-family="'Baekmuk Gulim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draw:stroke="dash" draw:stroke-dash="Dashed_20__28_var_29_" svg:stroke-width="0.05cm" svg:stroke-color="#004586" draw:marker-start-width="0.05cm" draw:marker-end-width="0.05cm" draw:fill="none" draw:textarea-vertical-align="middle" fo:padding-top="0.05cm" fo:padding-bottom="0.05cm" fo:padding-left="0.175cm" fo:padding-right="0.175cm"/>
    </style:style>
    <style:style style:name="gr2" style:family="graphic" style:parent-style-name="standard">
      <style:graphic-properties svg:stroke-width="0.05cm" draw:marker-start-width="0.35cm" draw:marker-end-width="0.35cm" draw:fill-color="#ffffff" draw:opacity="85%" draw:textarea-horizontal-align="right" draw:textarea-vertical-align="middle" draw:auto-grow-height="false" fo:min-height="29cm" fo:min-width="3.9cm" fo:padding-top="0cm" fo:padding-bottom="0cm" fo:padding-left="0cm" fo:padding-right="0.1cm" draw:shadow-opacity="85%"/>
    </style:style>
    <style:style style:name="gr3" style:family="graphic" style:parent-style-name="standard">
      <style:graphic-properties svg:stroke-width="0.05cm" draw:marker-start-width="0.35cm" draw:marker-end-width="0.35cm" draw:fill-color="#c0c0c0" draw:opacity="100%" draw:textarea-horizontal-align="justify" draw:textarea-vertical-align="middle" draw:auto-grow-height="false" fo:min-height="1.1cm" fo:min-width="0.95cm" fo:padding-top="0.15cm" fo:padding-bottom="0.15cm" fo:padding-left="0.275cm" fo:padding-right="0.275cm" draw:shadow-opacity="100%"/>
    </style:style>
    <style:style style:name="gr4" style:family="graphic" style:parent-style-name="standard">
      <style:graphic-properties svg:stroke-width="0.05cm" draw:marker-start-width="0.35cm" draw:marker-end-width="0.35cm" draw:fill-color="#c0c0c0" draw:opacity="100%" draw:textarea-horizontal-align="justify" draw:textarea-vertical-align="middle" draw:auto-grow-height="false" fo:min-height="1.2cm" fo:min-width="0.95cm" fo:padding-top="0.15cm" fo:padding-bottom="0.15cm" fo:padding-left="0.275cm" fo:padding-right="0.275cm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124cm" fo:padding-top="0cm" fo:padding-bottom="0cm" fo:padding-left="0.1cm" fo:padding-right="0cm"/>
    </style:style>
    <style:style style:name="gr6" style:family="graphic" style:parent-style-name="standard">
      <style:graphic-properties svg:stroke-width="0.01cm" draw:marker-start-width="0.23cm" draw:marker-end-width="0.23cm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cm" svg:stroke-color="#004586" draw:marker-start-width="0.35cm" draw:marker-end-width="0.35cm" svg:stroke-linecap="round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width="0.01cm" draw:marker-start-width="0.23cm" draw:marker-end-width="0.23cm" draw:textarea-horizontal-align="justify" draw:textarea-vertical-align="middle" draw:auto-grow-height="false" fo:min-height="0cm" fo:min-width="0.49cm" fo:padding-top="0.13cm" fo:padding-bottom="0.13cm" fo:padding-left="0.255cm" fo:padding-right="0.255cm"/>
    </style:style>
    <style:style style:name="gr11" style:family="graphic" style:parent-style-name="objectwithoutfill">
      <style:graphic-properties svg:stroke-width="0.05cm" draw:marker-start-width="0.35cm" draw:marker-end-width="0.35cm" svg:stroke-linecap="round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draw:marker-start-width="0.12cm" draw:marker-end-width="0.12cm" draw:fill="none" draw:textarea-horizontal-align="justify" draw:textarea-vertical-align="middle" draw:auto-grow-height="false" fo:min-height="0.466cm" fo:min-width="0.216cm" fo:padding-top="0.05cm" fo:padding-bottom="0.05cm" fo:padding-left="0.175cm" fo:padding-right="0.175cm"/>
    </style:style>
    <style:style style:name="gr13" style:family="graphic" style:parent-style-name="standard">
      <style:graphic-properties svg:stroke-width="0.05cm" svg:stroke-color="#004586" draw:marker-start-width="0.35cm" draw:marker-end-width="0.35cm" draw:fill="none" draw:textarea-horizontal-align="justify" draw:textarea-vertical-align="middle" draw:auto-grow-height="false" fo:min-height="0.2cm" fo:min-width="1.943cm" fo:padding-top="0.15cm" fo:padding-bottom="0.15cm" fo:padding-left="0.275cm" fo:padding-right="0.275cm"/>
    </style:style>
    <style:style style:name="gr14" style:family="graphic" style:parent-style-name="standard">
      <style:graphic-properties svg:stroke-width="0.02cm" draw:marker-start-width="0.26cm" draw:marker-end-width="0.26cm" draw:fill="non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2cm" svg:stroke-color="#004586" draw:marker-start-width="0.26cm" draw:marker-end-width="0.26cm" svg:stroke-linecap="round" draw:fill="none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svg:stroke-width="0.02cm" svg:stroke-color="#004586" draw:marker-start-width="0.26cm" draw:marker-end-width="0.26cm" draw:fill="none" draw:textarea-vertical-align="middle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5cm" svg:stroke-color="#004586" draw:marker-start-width="0.35cm" draw:marker-end-width="0.3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124cm" fo:padding-top="0cm" fo:padding-bottom="0cm" fo:padding-left="0cm" fo:padding-right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cm" fo:min-width="1.124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412cm" fo:min-width="1.124cm" fo:padding-top="0cm" fo:padding-bottom="0cm" fo:padding-left="0cm" fo:padding-right="0.1cm"/>
    </style:style>
    <style:style style:name="gr21" style:family="graphic" style:parent-style-name="standard">
      <style:graphic-properties svg:stroke-width="0cm" draw:marker-start-width="0cm" draw:marker-end-width="0cm" draw:fill-color="#ffffff" draw:textarea-horizontal-align="justify" draw:textarea-vertical-align="middle" draw:auto-grow-height="false" fo:min-height="1.55cm" fo:min-width="0.4cm" fo:padding-top="0.025cm" fo:padding-bottom="0.025cm" fo:padding-left="0.15cm" fo:padding-right="0.15cm"/>
    </style:style>
    <style:style style:name="gr22" style:family="graphic" style:parent-style-name="standard" style:list-style-name="L2">
      <style:graphic-properties draw:stroke="solid" draw:stroke-dash="Dashed_20__28_var_29__20_2" svg:stroke-width="0.05cm" svg:stroke-color="#004586" draw:marker-start="" draw:marker-start-width="0.45cm" draw:marker-start-center="false" draw:marker-end="" draw:marker-end-width="0.45cm" draw:marker-end-center="false" draw:fill="solid" draw:fill-color="#cccccc" draw:fill-image-width="0cm" draw:fill-image-height="0cm" draw:auto-grow-height="false" fo:min-height="0cm" fo:min-width="0.651cm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412cm" fo:min-width="1.124cm" fo:padding-top="0cm" fo:padding-bottom="0cm" fo:padding-left="0cm" fo:padding-right="0.1cm"/>
    </style:style>
    <style:style style:name="gr24" style:family="graphic" style:parent-style-name="standard">
      <style:graphic-properties draw:stroke="none" svg:stroke-width="0.01cm" draw:marker-start-width="0.23cm" draw:marker-end-width="0.23cm" draw:textarea-horizontal-align="justify" draw:textarea-vertical-align="middle" draw:auto-grow-height="false" fo:min-height="0.65cm" fo:min-width="1.3cm"/>
    </style:style>
    <style:style style:name="gr25" style:family="graphic" style:parent-style-name="standard">
      <style:graphic-properties svg:stroke-width="0.05cm" svg:stroke-color="#004586" draw:marker-start-width="0.35cm" draw:marker-end-width="0.35cm" draw:fill="none" draw:textarea-horizontal-align="justify" draw:textarea-vertical-align="middle" draw:auto-grow-height="false" fo:min-height="1.1cm" fo:min-width="1.66cm" fo:padding-top="0.15cm" fo:padding-bottom="0.15cm" fo:padding-left="0.275cm" fo:padding-right="0.275cm"/>
    </style:style>
    <style:style style:name="gr26" style:family="graphic" style:parent-style-name="standard">
      <style:graphic-properties svg:stroke-width="0.01cm" draw:marker-start-width="0.23cm" draw:marker-end-width="0.23cm" draw:textarea-horizontal-align="justify" draw:textarea-vertical-align="middle" draw:auto-grow-height="false" fo:min-height="0.04cm" fo:min-width="0.09cm" fo:padding-top="0.13cm" fo:padding-bottom="0.13cm" fo:padding-left="0.255cm" fo:padding-right="0.255cm"/>
    </style:style>
    <style:style style:name="gr27" style:family="graphic" style:parent-style-name="standard">
      <style:graphic-properties draw:stroke="none" svg:stroke-width="0.01cm" draw:marker-start-width="0.23cm" draw:marker-end-width="0.23cm" draw:textarea-horizontal-align="justify" draw:textarea-vertical-align="middle" draw:auto-grow-height="false" fo:min-height="0.15cm" fo:min-width="0.5cm"/>
    </style:style>
    <style:style style:name="gr28" style:family="graphic" style:parent-style-name="standard">
      <style:graphic-properties svg:stroke-width="0.05cm" svg:stroke-color="#808080" draw:marker-start-width="0.35cm" draw:marker-end-width="0.35cm" draw:fill="none" draw:fill-color="#808080" draw:textarea-horizontal-align="justify" draw:textarea-vertical-align="middle" draw:auto-grow-height="false" fo:min-height="1cm" fo:min-width="0.045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004586" draw:marker-start-width="0.35cm" draw:marker-end-width="0.35cm" draw:fill="none" draw:fill-color="#ffffff" draw:textarea-horizontal-align="justify" draw:textarea-vertical-align="middle" draw:auto-grow-height="false" fo:min-height="1.4cm" fo:min-width="1.66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412cm" fo:min-width="1.124cm" fo:padding-top="0cm" fo:padding-bottom="0cm" fo:padding-left="0.1cm" fo:padding-right="0cm"/>
    </style:style>
    <style:style style:name="gr31" style:family="graphic" style:parent-style-name="standard">
      <style:graphic-properties svg:stroke-width="0.05cm" draw:marker-start-width="0.35cm" draw:marker-end-width="0.35cm" draw:fill-color="#ffffff" draw:opacity="85%" draw:textarea-horizontal-align="center" draw:textarea-vertical-align="middle" draw:auto-grow-height="false" fo:min-height="3.2cm" fo:min-width="1.8cm" fo:padding-top="0cm" fo:padding-bottom="0cm" fo:padding-left="0cm" fo:padding-right="0cm" draw:shadow-opacity="85%"/>
    </style:style>
    <style:style style:name="gr32" style:family="graphic" style:parent-style-name="objectwithoutfill">
      <style:graphic-properties svg:stroke-width="0.01cm" draw:marker-start-width="0cm" draw:marker-end="Small_20_Arrow" draw:marker-end-width="0.1cm" draw:fill="none" draw:textarea-vertical-align="middle" fo:padding-top="0.03cm" fo:padding-bottom="0.03cm" fo:padding-left="0.155cm" fo:padding-right="0.155cm"/>
    </style:style>
    <style:style style:name="gr33" style:family="graphic" style:parent-style-name="standard">
      <style:graphic-properties svg:stroke-width="0.05cm" draw:marker-start-width="0.35cm" draw:marker-end-width="0.35cm" draw:fill-color="#ffffff" draw:opacity="85%" draw:textarea-horizontal-align="center" draw:textarea-vertical-align="middle" draw:auto-grow-height="false" fo:min-height="3.2cm" fo:min-width="1.6cm" fo:padding-top="0cm" fo:padding-bottom="0cm" fo:padding-left="0cm" fo:padding-right="0.1cm" draw:shadow-opacity="85%"/>
    </style:style>
    <style:style style:name="gr34" style:family="graphic" style:parent-style-name="objectwithoutfill">
      <style:graphic-properties draw:stroke="dash" draw:stroke-dash="Fine_20_Dashed" svg:stroke-width="0.02cm" draw:marker-start-width="0.06cm" draw:marker-end-width="0.06cm" draw:fill="none" draw:textarea-vertical-align="middle" fo:padding-top="0.035cm" fo:padding-bottom="0.035cm" fo:padding-left="0.16cm" fo:padding-right="0.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573cm" fo:padding-top="0cm" fo:padding-bottom="0cm" fo:padding-left="0.1cm" fo:padding-right="0cm"/>
    </style:style>
    <style:style style:name="gr36" style:family="graphic" style:parent-style-name="standard">
      <style:graphic-properties svg:stroke-width="0.02cm" draw:marker-start-width="0.045cm" draw:marker-end-width="0.045cm" draw:fill="none" draw:textarea-vertical-align="middle" draw:auto-grow-height="false" fo:min-height="2.584cm" fo:min-width="0cm" fo:padding-top="0.035cm" fo:padding-bottom="0.035cm" fo:padding-left="0.16cm" fo:padding-right="0.16cm"/>
    </style:style>
    <style:style style:name="gr37" style:family="graphic" style:parent-style-name="standard">
      <style:graphic-properties svg:stroke-width="0.05cm" svg:stroke-color="#004586" draw:marker-start-width="0.35cm" draw:marker-end-width="0.35cm" draw:fill="none" draw:fill-color="#ffffff" draw:textarea-horizontal-align="justify" draw:textarea-vertical-align="middle" draw:auto-grow-height="false" fo:min-height="1.6cm" fo:min-width="4.85cm" fo:padding-top="0.15cm" fo:padding-bottom="0.15cm" fo:padding-left="0.275cm" fo:padding-right="0.275cm"/>
    </style:style>
    <style:style style:name="gr38" style:family="graphic" style:parent-style-name="standard">
      <style:graphic-properties svg:stroke-width="0cm" svg:stroke-color="#004586" draw:marker-start-width="0.2cm" draw:marker-end-width="0.2cm" draw:fill="none" draw:fill-color="#ffffff" draw:textarea-horizontal-align="justify" draw:textarea-vertical-align="middle" draw:auto-grow-height="false" fo:min-height="0.05cm" fo:min-width="0cm" fo:padding-top="0.125cm" fo:padding-bottom="0.125cm" fo:padding-left="0.25cm" fo:padding-right="0.25cm"/>
    </style:style>
    <style:style style:name="gr39" style:family="graphic" style:parent-style-name="standard">
      <style:graphic-properties svg:stroke-width="0.05cm" svg:stroke-color="#004586" draw:marker-start-width="0.35cm" draw:marker-end-width="0.35cm" draw:fill="none" draw:fill-color="#ffffff" draw:textarea-horizontal-align="justify" draw:textarea-vertical-align="middle" draw:auto-grow-height="false" fo:min-height="0.8cm" fo:min-width="0.56cm" fo:padding-top="0.15cm" fo:padding-bottom="0.15cm" fo:padding-left="0.275cm" fo:padding-right="0.275cm"/>
    </style:style>
    <style:style style:name="gr40" style:family="graphic" style:parent-style-name="standard">
      <style:graphic-properties svg:stroke-width="0.01cm" draw:marker-start-width="0cm" draw:marker-end-width="0cm" draw:fill-color="#004586" draw:textarea-horizontal-align="justify" draw:textarea-vertical-align="middle" draw:auto-grow-height="false" fo:min-height="0.578cm" fo:min-width="0.32cm" fo:padding-top="0.03cm" fo:padding-bottom="0.03cm" fo:padding-left="0.155cm" fo:padding-right="0.155cm"/>
    </style:style>
    <style:style style:name="gr41" style:family="graphic" style:parent-style-name="standard">
      <style:graphic-properties svg:stroke-width="0.01cm" draw:marker-start-width="0cm" draw:marker-end-width="0cm" draw:fill-color="#004586" draw:textarea-horizontal-align="justify" draw:textarea-vertical-align="middle" draw:auto-grow-height="false" fo:min-height="0.436cm" fo:min-width="0.186cm" fo:padding-top="0.03cm" fo:padding-bottom="0.03cm" fo:padding-left="0.155cm" fo:padding-right="0.155cm"/>
    </style:style>
    <style:style style:name="gr42" style:family="graphic" style:parent-style-name="standard">
      <style:graphic-properties svg:stroke-width="0.01cm" draw:marker-start-width="0cm" draw:marker-end-width="0cm" draw:fill-color="#ffffff" draw:textarea-horizontal-align="justify" draw:textarea-vertical-align="middle" draw:auto-grow-height="false" fo:min-height="0.24cm" fo:min-width="0cm" fo:padding-top="0.03cm" fo:padding-bottom="0.03cm" fo:padding-left="0.155cm" fo:padding-right="0.155cm"/>
    </style:style>
    <style:style style:name="gr43" style:family="graphic" style:parent-style-name="standard">
      <style:graphic-properties svg:stroke-width="0.01cm" draw:marker-start-width="0cm" draw:marker-end-width="0cm" draw:textarea-horizontal-align="justify" draw:textarea-vertical-align="middle" draw:auto-grow-height="false" fo:min-height="1.142cm" fo:min-width="0.892cm" fo:padding-top="0.03cm" fo:padding-bottom="0.03cm" fo:padding-left="0.155cm" fo:padding-right="0.155cm"/>
    </style:style>
    <style:style style:name="gr44" style:family="graphic" style:parent-style-name="standard">
      <style:graphic-properties svg:stroke-width="0.01cm" draw:marker-start-width="0cm" draw:marker-end-width="0cm" draw:fill-color="#c0c0c0" draw:textarea-horizontal-align="justify" draw:textarea-vertical-align="middle" draw:auto-grow-height="false" fo:min-height="1.002cm" fo:min-width="0.752cm" fo:padding-top="0.03cm" fo:padding-bottom="0.03cm" fo:padding-left="0.155cm" fo:padding-right="0.155cm"/>
    </style:style>
    <style:style style:name="gr45" style:family="graphic" style:parent-style-name="objectwithoutfill">
      <style:graphic-properties svg:stroke-width="0.1cm" draw:marker-start-width="0.2cm" draw:marker-end="Dimension_20_Lines" draw:marker-end-width="0.4cm" draw:fill="none" draw:textarea-vertical-align="middle" fo:padding-top="0.075cm" fo:padding-bottom="0.075cm" fo:padding-left="0.2cm" fo:padding-right="0.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412cm" fo:min-width="1.4cm" fo:padding-top="0.1cm" fo:padding-bottom="0.1cm" fo:padding-left="0.2cm" fo:padding-right="0.1cm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.412cm" fo:min-width="1.4cm" fo:padding-top="0.1cm" fo:padding-bottom="0.1cm" fo:padding-left="0.2cm" fo:padding-right="0.2cm"/>
    </style:style>
    <style:style style:name="gr48" style:family="graphic" style:parent-style-name="standard">
      <style:graphic-properties svg:stroke-width="0.02cm" draw:marker-start-width="0cm" draw:marker-end-width="0cm" draw:textarea-vertical-align="middle" draw:auto-grow-height="false" fo:min-height="1.53cm" fo:min-width="1.494cm" fo:padding-top="0.035cm" fo:padding-bottom="0.035cm" fo:padding-left="0.16cm" fo:padding-right="0.16cm"/>
    </style:style>
    <style:style style:name="gr49" style:family="graphic" style:parent-style-name="standard">
      <style:graphic-properties svg:stroke-width="0.01cm" draw:marker-start-width="0cm" draw:marker-end-width="0cm" draw:fill-color="#c0c0c0" draw:textarea-horizontal-align="justify" draw:textarea-vertical-align="middle" draw:auto-grow-height="false" fo:min-height="0.468cm" fo:min-width="0.219cm" fo:padding-top="0.03cm" fo:padding-bottom="0.03cm" fo:padding-left="0.155cm" fo:padding-right="0.155cm"/>
    </style:style>
    <style:style style:name="gr50" style:family="graphic" style:parent-style-name="standard">
      <style:graphic-properties svg:stroke-width="0.05cm" draw:marker-start-width="0.35cm" draw:marker-end-width="0.35cm" draw:fill-color="#c0c0c0" draw:opacity="100%" draw:textarea-horizontal-align="justify" draw:textarea-vertical-align="middle" draw:auto-grow-height="false" fo:min-height="1.3cm" fo:min-width="0.95cm" fo:padding-top="0.15cm" fo:padding-bottom="0.15cm" fo:padding-left="0.275cm" fo:padding-right="0.275cm" draw:shadow-opacity="100%"/>
    </style:style>
    <style:style style:name="gr51" style:family="graphic" style:parent-style-name="standard">
      <style:graphic-properties svg:stroke-width="0.05cm" draw:marker-start-width="0.05cm" draw:marker-end-width="0.05cm" draw:fill="none" draw:textarea-horizontal-align="justify" draw:textarea-vertical-align="middle" draw:auto-grow-height="false" fo:min-height="1cm" fo:min-width="5.65cm" fo:padding-top="0.05cm" fo:padding-bottom="0.05cm" fo:padding-left="0.175cm" fo:padding-right="0.175cm"/>
    </style:style>
    <style:style style:name="gr52" style:family="graphic" style:parent-style-name="standard">
      <style:graphic-properties svg:stroke-width="0.05cm" draw:marker-start-width="0.05cm" draw:marker-end-width="0.05cm" draw:fill="none" draw:textarea-horizontal-align="justify" draw:textarea-vertical-align="middle" draw:auto-grow-height="false" fo:min-height="1cm" fo:min-width="3.65cm" fo:padding-top="0.05cm" fo:padding-bottom="0.05cm" fo:padding-left="0.175cm" fo:padding-right="0.175cm"/>
    </style:style>
    <style:style style:name="gr53" style:family="graphic" style:parent-style-name="standard">
      <style:graphic-properties svg:stroke-width="0.05cm" draw:marker-start-width="0.05cm" draw:marker-end-width="0.05cm" draw:fill="none" draw:textarea-horizontal-align="justify" draw:textarea-vertical-align="middle" draw:auto-grow-height="false" fo:min-height="1cm" fo:min-width="4.65cm" fo:padding-top="0.05cm" fo:padding-bottom="0.05cm" fo:padding-left="0.175cm" fo:padding-right="0.175cm"/>
    </style:style>
    <style:style style:name="gr54" style:family="graphic" style:parent-style-name="standard">
      <style:graphic-properties svg:stroke-width="0.05cm" draw:marker-start-width="0.05cm" draw:marker-end-width="0.05cm" draw:fill="none" draw:textarea-horizontal-align="justify" draw:textarea-vertical-align="middle" draw:auto-grow-height="false" fo:min-height="1cm" fo:min-width="2.65cm" fo:padding-top="0.05cm" fo:padding-bottom="0.05cm" fo:padding-left="0.175cm" fo:padding-right="0.175cm"/>
    </style:style>
    <style:style style:name="gr55" style:family="graphic" style:parent-style-name="standard">
      <style:graphic-properties svg:stroke-width="0.05cm" draw:marker-start-width="0.05cm" draw:marker-end-width="0.05cm" draw:fill="none" draw:textarea-horizontal-align="justify" draw:textarea-vertical-align="middle" draw:auto-grow-height="false" fo:min-height="1cm" fo:min-width="9.95cm" fo:padding-top="0.05cm" fo:padding-bottom="0.05cm" fo:padding-left="0.175cm" fo:padding-right="0.175cm"/>
    </style:style>
    <style:style style:name="gr56" style:family="graphic" style:parent-style-name="standard">
      <style:graphic-properties svg:stroke-width="0.05cm" draw:marker-start-width="0.05cm" draw:marker-end-width="0.05cm" draw:fill="none" draw:textarea-horizontal-align="justify" draw:textarea-vertical-align="middle" draw:auto-grow-height="false" fo:min-height="1cm" fo:min-width="4.45cm" fo:padding-top="0.05cm" fo:padding-bottom="0.05cm" fo:padding-left="0.175cm" fo:padding-right="0.175cm"/>
    </style:style>
    <style:style style:name="gr57" style:family="graphic" style:parent-style-name="standard">
      <style:graphic-properties svg:stroke-width="0.05cm" draw:marker-start-width="0.05cm" draw:marker-end-width="0.05cm" draw:fill="none" draw:textarea-horizontal-align="justify" draw:textarea-vertical-align="middle" draw:auto-grow-height="false" fo:min-height="1cm" fo:min-width="7.55cm" fo:padding-top="0.05cm" fo:padding-bottom="0.05cm" fo:padding-left="0.175cm" fo:padding-right="0.175cm"/>
    </style:style>
    <style:style style:name="gr58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38.936cm" fo:min-width="56.086cm" fo:padding-top="0.225cm" fo:padding-bottom="0.225cm" fo:padding-left="0.35cm" fo:padding-right="0.35cm"/>
    </style:style>
    <style:style style:name="gr5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072cm, 0cm, 0.145cm, 0cm)" draw:image-opacity="100%" style:mirror="none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standard">
      <style:graphic-properties draw:stroke="none" draw:fill="none" draw:fill-color="#ffffff" draw:textarea-horizontal-align="right" draw:textarea-vertical-align="bottom" draw:auto-grow-width="true" fo:min-height="0.9cm" fo:min-width="1.8cm" fo:padding-top="0cm" fo:padding-bottom="0cm" fo:padding-left="0cm" fo:padding-right="0.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094cm" fo:padding-top="0cm" fo:padding-bottom="0cm" fo:padding-left="0.1cm" fo:padding-right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912cm" fo:padding-top="0cm" fo:padding-bottom="0cm" fo:padding-left="0.1cm" fo:padding-right="0cm"/>
    </style:style>
    <style:style style:name="gr64" style:family="graphic" style:parent-style-name="standard">
      <style:graphic-properties draw:stroke="none" draw:fill="none" draw:fill-color="#ffffff" draw:textarea-horizontal-align="center" draw:textarea-vertical-align="bottom" draw:auto-grow-width="true" fo:min-height="1cm" fo:min-width="5.5cm" fo:padding-top="0cm" fo:padding-bottom="0cm" fo:padding-left="0cm" fo:padding-right="0.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458cm" fo:padding-top="0cm" fo:padding-bottom="0cm" fo:padding-left="0.1cm" fo:padding-right="0cm"/>
    </style:style>
    <style:style style:name="gr66" style:family="graphic" style:parent-style-name="standard">
      <style:graphic-properties draw:stroke="none" draw:fill="none" draw:fill-color="#ffffff" draw:auto-grow-width="true" fo:min-height="1cm" fo:min-width="1cm" fo:padding-bottom="0cm" fo:padding-right="0.2cm"/>
    </style:style>
    <style:style style:name="gr67" style:family="graphic" style:parent-style-name="standard">
      <style:graphic-properties draw:stroke="none" draw:fill="none" draw:fill-color="#ffffff" draw:auto-grow-width="true" fo:min-height="0.875cm" fo:min-width="3cm" fo:padding-bottom="0cm"/>
    </style:style>
    <style:style style:name="gr68" style:family="graphic" style:parent-style-name="objectwithoutfill">
      <style:graphic-properties draw:fill="none"/>
    </style:style>
    <style:style style:name="gr69" style:family="graphic" style:parent-style-name="standard">
      <style:graphic-properties draw:stroke="none" svg:stroke-color="#000000" draw:fill="none" draw:fill-color="#ffffff" draw:textarea-horizontal-align="center" fo:min-height="1.016cm" fo:padding-bottom="0cm"/>
    </style:style>
    <style:style style:name="gr70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4.42cm" fo:min-width="7.926cm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cm" fo:min-width="0.4cm" fo:padding-top="0cm" fo:padding-bottom="0.1cm" fo:padding-left="0cm" fo:padding-right="0cm"/>
    </style:style>
    <style:style style:name="gr72" style:family="graphic" style:parent-style-name="standard">
      <style:graphic-properties draw:stroke="none" draw:fill="none" draw:fill-color="#ffffff" draw:textarea-horizontal-align="left" draw:auto-grow-width="true" fo:min-height="1cm" fo:min-width="1.4cm" fo:padding-bottom="0cm" fo:padding-left="0.2cm" fo:padding-right="0cm"/>
    </style:style>
    <style:style style:name="gr73" style:family="graphic" style:parent-style-name="standard">
      <style:graphic-properties draw:stroke="none" svg:stroke-color="#000000" draw:fill="none" draw:fill-color="#ffffff" draw:textarea-horizontal-align="center" draw:textarea-vertical-align="middle" fo:min-height="1.284cm" fo:padding-bottom="0cm" fo:padding-right="0cm"/>
    </style:style>
    <style:style style:name="gr74" style:family="graphic" style:parent-style-name="standard">
      <style:graphic-properties draw:stroke="none" svg:stroke-color="#000000" draw:fill="none" draw:fill-color="#ffffff" draw:textarea-horizontal-align="right" fo:min-height="1cm" fo:padding-bottom="0cm" fo:padding-right="1cm"/>
    </style:style>
    <style:style style:name="gr75" style:family="graphic" style:parent-style-name="standard">
      <style:graphic-properties draw:stroke="none" svg:stroke-color="#000000" draw:fill="none" draw:fill-color="#ffffff" draw:textarea-horizontal-align="right" fo:min-height="1.016cm" fo:padding-bottom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style:font-name="Droid Sans Mono1" fo:font-size="10pt" fo:font-weight="bold" style:font-size-asian="10pt" style:font-weight-asian="bold" style:font-size-complex="10pt" style:font-weight-complex="bold"/>
    </style:style>
    <style:style style:name="P4" style:family="paragraph">
      <style:text-properties style:font-name="Droid Sans Mono1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size="14pt" fo:font-weight="bold" style:font-size-asian="18pt" style:font-weight-asian="bold" style:font-size-complex="18pt" style:font-weight-complex="600"/>
    </style:style>
    <style:style style:name="P9" style:family="paragraph">
      <style:paragraph-properties fo:text-align="end"/>
    </style:style>
    <style:style style:name="P10" style:family="paragraph">
      <style:paragraph-properties fo:text-align="star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roid Sans Mono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Droid Sans Mono1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font-size="14pt" fo:font-weight="bold" style:font-size-asian="18pt" style:font-weight-asian="bold" style:font-size-complex="18pt" style:font-weight-complex="bold"/>
    </style:style>
    <style:style style:name="T6" style:family="text">
      <style:text-properties fo:font-size="14pt" fo:font-weight="bold" style:font-size-asian="18pt" style:font-weight-asian="bold" style:font-size-complex="18pt" style:font-weight-complex="6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1.5cm" svg:y1="28cm" svg:x2="18cm" svg:y2="28cm">
          <text:p/>
        </draw:line>
        <draw:line draw:style-name="gr1" draw:text-style-name="P1" draw:layer="layout" svg:x1="41.5cm" svg:y1="25cm" svg:x2="18cm" svg:y2="25cm">
          <text:p/>
        </draw:line>
        <draw:line draw:style-name="gr1" draw:text-style-name="P1" draw:layer="layout" svg:x1="31cm" svg:y1="19.8cm" svg:x2="41.5cm" svg:y2="19.8cm">
          <text:p/>
        </draw:line>
        <draw:line draw:style-name="gr1" draw:text-style-name="P1" draw:layer="layout" svg:x1="31cm" svg:y1="17cm" svg:x2="41.5cm" svg:y2="17cm">
          <text:p/>
        </draw:line>
        <draw:custom-shape draw:style-name="gr2" draw:text-style-name="P1" draw:layer="layout" svg:width="4cm" svg:height="29cm" svg:x="27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1.5cm" svg:height="1.4cm" svg:x="21.076cm" svg:y="5.2cm">
          <text:p text:style-name="P1"><text:span text:style-name="T1">RS232</text:span></text:p>
          <text:p text:style-name="P1"><text:span text:style-name="T1">XCV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.5cm" svg:height="1.4cm" svg:x="21.076cm" svg:y="7cm">
          <text:p text:style-name="P1"><text:span text:style-name="T1">BIDIR</text:span></text:p>
          <text:p text:style-name="P1"><text:span text:style-name="T1">BUF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.5cm" svg:height="1.5cm" svg:x="21.076cm" svg:y="3.3cm">
          <text:p text:style-name="P1"><text:span text:style-name="T1">FTDI</text:span></text:p>
          <text:p text:style-name="P1"><text:span text:style-name="T1">FT232</text:span></text:p>
          <draw:enhanced-geometry svg:viewBox="0 0 21600 21600" draw:type="rectangle" draw:enhanced-path="M 0 0 L 21600 0 21600 21600 0 21600 0 0 Z N"/>
        </draw:custom-shape>
        <draw:frame draw:style-name="gr5" draw:text-style-name="P3" xml:id="id8" draw:id="id8" draw:layer="layout" svg:width="1.224cm" svg:height="0.412cm" svg:x="27cm" svg:y="5.7cm">
          <draw:text-box>
            <text:p><text:span text:style-name="T2">UART0</text:span></text:p>
          </draw:text-box>
        </draw:frame>
        <draw:custom-shape draw:style-name="gr4" draw:text-style-name="P2" xml:id="id11" draw:id="id11" draw:layer="layout" svg:width="1.5cm" svg:height="1.5cm" svg:x="35.5cm" svg:y="5.25cm">
          <text:p text:style-name="P1"><text:span text:style-name="T1">RS232</text:span></text:p>
          <text:p text:style-name="P1"><text:span text:style-name="T1">XCV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2" xml:id="id12" draw:id="id12" draw:layer="layout" svg:width="1.5cm" svg:height="1.5cm" svg:x="35.5cm" svg:y="7.1cm">
          <text:p text:style-name="P1"><text:span text:style-name="T1">BIDIR</text:span></text:p>
          <text:p text:style-name="P1"><text:span text:style-name="T1">BUF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2" xml:id="id10" draw:id="id10" draw:layer="layout" svg:width="1.5cm" svg:height="1.5cm" svg:x="35.5cm" svg:y="3.3cm">
          <text:p text:style-name="P1"><text:span text:style-name="T1">RS422</text:span></text:p>
          <text:p text:style-name="P1"><text:span text:style-name="T1">RS485</text:span></text:p>
          <text:p text:style-name="P1"><text:span text:style-name="T1">XCVR</text:span></text:p>
          <draw:enhanced-geometry svg:viewBox="0 0 21600 21600" draw:mirror-vertical="false" draw:mirror-horizontal="false" draw:type="rectangle" draw:enhanced-path="M 0 0 L 21600 0 21600 21600 0 21600 0 0 Z N"/>
        </draw:custom-shape>
        <draw:g xml:id="id3" draw:id="id3">
          <draw:custom-shape draw:style-name="gr6" draw:text-style-name="P1" draw:layer="layout" svg:width="0.2cm" svg:height="0.2cm" draw:transform="rotate (-1.5707963267949) translate (19.6cm 5.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6cm 5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9cm 5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cm 5.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cm 5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3cm 5.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3cm 5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7cm 5.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7cm 5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9cm 5.65cm)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9.4cm" svg:y1="5.55cm" svg:x2="19cm" svg:y2="5.55cm">
            <text:p/>
          </draw:line>
          <draw:line draw:style-name="gr8" draw:text-style-name="P1" draw:layer="layout" svg:x1="18.4cm" svg:y1="6.25cm" svg:x2="18.4cm" svg:y2="5.55cm">
            <text:p/>
          </draw:line>
          <draw:line draw:style-name="gr8" draw:text-style-name="P1" draw:layer="layout" svg:x1="20cm" svg:y1="6.25cm" svg:x2="20cm" svg:y2="5.55cm">
            <text:p/>
          </draw:line>
          <draw:line draw:style-name="gr8" draw:text-style-name="P1" draw:layer="layout" svg:x1="18.4cm" svg:y1="5.55cm" svg:x2="20cm" svg:y2="5.55cm">
            <text:p/>
          </draw:line>
          <draw:line draw:style-name="gr8" draw:text-style-name="P1" draw:layer="layout" svg:x1="18.4cm" svg:y1="6.25cm" svg:x2="20cm" svg:y2="6.25cm">
            <text:p/>
          </draw:line>
        </draw:g>
        <draw:g xml:id="id5" draw:id="id5">
          <draw:custom-shape draw:style-name="gr6" draw:text-style-name="P1" draw:layer="layout" svg:width="0.2cm" svg:height="0.2cm" draw:transform="rotate (-1.5707963267949) translate (19.576cm 7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976cm 7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276cm 7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676cm 7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876cm 7.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cm" svg:height="0.2cm" draw:transform="rotate (-1.5707963267949) translate (18.376cm 7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776cm 7.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076cm 7.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476cm 7.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176cm 7.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9.976cm" svg:y1="7.9cm" svg:x2="19.976cm" svg:y2="7.5cm">
            <text:p/>
          </draw:line>
          <draw:line draw:style-name="gr8" draw:text-style-name="P1" draw:layer="layout" svg:x1="16.876cm" svg:y1="7.5cm" svg:x2="19.976cm" svg:y2="7.5cm">
            <text:p/>
          </draw:line>
          <draw:line draw:style-name="gr8" draw:text-style-name="P1" draw:layer="layout" svg:x1="16.876cm" svg:y1="7.9cm" svg:x2="19.976cm" svg:y2="7.9cm">
            <text:p/>
          </draw:line>
          <draw:line draw:style-name="gr8" draw:text-style-name="P1" draw:layer="layout" svg:x1="16.876cm" svg:y1="7.9cm" svg:x2="16.876cm" svg:y2="7.5cm">
            <text:p/>
          </draw:line>
        </draw:g>
        <draw:connector draw:style-name="gr9" draw:text-style-name="P1" draw:layer="layout" svg:x1="19.976cm" svg:y1="4.05cm" svg:x2="21.076cm" svg:y2="4.05cm" draw:start-shape="id1" draw:start-glue-point="1" draw:end-shape="id2" svg:d="M19976 4050h1100" svg:viewBox="0 0 1101 1">
          <text:p/>
        </draw:connector>
        <draw:connector draw:style-name="gr9" draw:text-style-name="P1" draw:layer="layout" svg:x1="20cm" svg:y1="5.9cm" svg:x2="21.076cm" svg:y2="5.9cm" draw:start-shape="id3" draw:start-glue-point="1" draw:end-shape="id4" draw:end-glue-point="3" svg:d="M20000 5900h1076" svg:viewBox="0 0 1077 1">
          <text:p/>
        </draw:connector>
        <draw:g xml:id="id1" draw:id="id1">
          <draw:custom-shape draw:style-name="gr10" draw:text-style-name="P1" draw:layer="layout" svg:width="1cm" svg:height="0.2cm" svg:x="18.676cm" svg:y="4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9.976cm" svg:y1="4.3cm" svg:x2="18.376cm" svg:y2="4.3cm">
            <text:p/>
          </draw:line>
          <draw:line draw:style-name="gr8" draw:text-style-name="P1" draw:layer="layout" svg:x1="19.776cm" svg:y1="3.8cm" svg:x2="18.576cm" svg:y2="3.8cm">
            <text:p/>
          </draw:line>
          <draw:line draw:style-name="gr8" draw:text-style-name="P1" draw:layer="layout" svg:x1="18.376cm" svg:y1="4cm" svg:x2="18.576cm" svg:y2="3.8cm">
            <text:p/>
          </draw:line>
          <draw:line draw:style-name="gr8" draw:text-style-name="P1" draw:layer="layout" svg:x1="19.776cm" svg:y1="3.8cm" svg:x2="19.976cm" svg:y2="4cm">
            <text:p/>
          </draw:line>
          <draw:line draw:style-name="gr8" draw:text-style-name="P1" draw:layer="layout" svg:x1="18.376cm" svg:y1="4.3cm" svg:x2="18.376cm" svg:y2="4cm">
            <text:p/>
          </draw:line>
          <draw:line draw:style-name="gr8" draw:text-style-name="P1" draw:layer="layout" svg:x1="19.976cm" svg:y1="4.3cm" svg:x2="19.976cm" svg:y2="4cm">
            <text:p/>
          </draw:line>
          <draw:line draw:style-name="gr11" draw:text-style-name="P1" draw:layer="layout" svg:x1="18.776cm" svg:y1="4.1cm" svg:x2="18.776cm" svg:y2="3.9cm">
            <text:p/>
          </draw:line>
          <draw:line draw:style-name="gr11" draw:text-style-name="P1" draw:layer="layout" svg:x1="19.176cm" svg:y1="4.1cm" svg:x2="19.176cm" svg:y2="3.9cm">
            <text:p/>
          </draw:line>
          <draw:line draw:style-name="gr11" draw:text-style-name="P1" draw:layer="layout" svg:x1="19.376cm" svg:y1="4.1cm" svg:x2="19.376cm" svg:y2="3.9cm">
            <text:p/>
          </draw:line>
          <draw:line draw:style-name="gr11" draw:text-style-name="P1" draw:layer="layout" svg:x1="19.576cm" svg:y1="4.1cm" svg:x2="19.576cm" svg:y2="3.9cm">
            <text:p/>
          </draw:line>
          <draw:line draw:style-name="gr11" draw:text-style-name="P1" draw:layer="layout" svg:x1="18.976cm" svg:y1="4.1cm" svg:x2="18.976cm" svg:y2="3.9cm">
            <text:p/>
          </draw:line>
        </draw:g>
        <draw:connector draw:style-name="gr9" draw:text-style-name="P1" draw:layer="layout" svg:x1="19.976cm" svg:y1="7.7cm" svg:x2="21.076cm" svg:y2="7.7cm" draw:start-shape="id5" draw:start-glue-point="1" draw:end-shape="id6" draw:end-glue-point="3" svg:d="M19976 7700h1100" svg:viewBox="0 0 1101 1">
          <text:p/>
        </draw:connector>
        <draw:custom-shape draw:style-name="gr12" draw:text-style-name="P1" xml:id="id7" draw:id="id7" draw:layer="layout" svg:width="0.8cm" svg:height="0.8cm" svg:x="23.57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2.576cm" svg:y1="4.05cm" svg:x2="23.976cm" svg:y2="5.5cm" draw:start-shape="id2" draw:start-glue-point="1" draw:end-shape="id7" draw:end-glue-point="4" svg:d="M22576 4050h1400v1450" svg:viewBox="0 0 1401 1451">
          <text:p/>
        </draw:connector>
        <draw:connector draw:style-name="gr9" draw:text-style-name="P1" draw:layer="layout" svg:x1="22.576cm" svg:y1="5.9cm" svg:x2="23.576cm" svg:y2="5.9cm" draw:start-shape="id4" draw:start-glue-point="1" draw:end-shape="id7" draw:end-glue-point="6" svg:d="M22576 5900h1000" svg:viewBox="0 0 1001 1">
          <text:p/>
        </draw:connector>
        <draw:connector draw:style-name="gr9" draw:text-style-name="P1" draw:layer="layout" svg:x1="22.576cm" svg:y1="7.7cm" svg:x2="23.976cm" svg:y2="6.3cm" draw:start-shape="id6" draw:start-glue-point="1" draw:end-shape="id7" draw:end-glue-point="8" svg:d="M22576 7700h1400v-1400" svg:viewBox="0 0 1401 1401">
          <text:p/>
        </draw:connector>
        <draw:connector draw:style-name="gr9" draw:text-style-name="P1" draw:layer="layout" svg:x1="24.376cm" svg:y1="5.9cm" svg:x2="27cm" svg:y2="5.906cm" draw:start-shape="id7" draw:start-glue-point="10" draw:end-shape="id8" draw:end-glue-point="3" svg:d="M24376 5900h1325v6h1299" svg:viewBox="0 0 2625 7">
          <text:p/>
        </draw:connector>
        <draw:custom-shape draw:style-name="gr12" draw:text-style-name="P1" xml:id="id9" draw:id="id9" draw:layer="layout" svg:width="0.8cm" svg:height="0.8cm" svg:x="33.7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34.1cm" svg:y1="5.6cm" svg:x2="35.5cm" svg:y2="4.05cm" draw:start-shape="id9" draw:start-glue-point="4" draw:end-shape="id10" svg:d="M34100 5600v-1550h1400" svg:viewBox="0 0 1401 1551">
          <text:p/>
        </draw:connector>
        <draw:connector draw:style-name="gr9" draw:text-style-name="P1" draw:layer="layout" svg:x1="34.5cm" svg:y1="6cm" svg:x2="35.5cm" svg:y2="6cm" draw:start-shape="id9" draw:start-glue-point="10" draw:end-shape="id11" draw:end-glue-point="3" svg:d="M34500 6000h1000" svg:viewBox="0 0 1001 1">
          <text:p/>
        </draw:connector>
        <draw:connector draw:style-name="gr9" draw:text-style-name="P1" draw:layer="layout" svg:x1="34.1cm" svg:y1="6.4cm" svg:x2="35.5cm" svg:y2="7.85cm" draw:start-shape="id9" draw:start-glue-point="8" draw:end-shape="id12" draw:end-glue-point="3" svg:d="M34100 6400v1450h1400" svg:viewBox="0 0 1401 1451">
          <text:p/>
        </draw:connector>
        <draw:connector draw:style-name="gr9" draw:text-style-name="P1" draw:layer="layout" svg:x1="33.7cm" svg:y1="6cm" svg:x2="31cm" svg:y2="6.006cm" draw:start-shape="id9" draw:start-glue-point="6" draw:end-shape="id13" draw:end-glue-point="1" svg:d="M33700 6000h-1362v6h-1338" svg:viewBox="0 0 2701 7">
          <text:p/>
        </draw:connector>
        <draw:g xml:id="id15" draw:id="id15">
          <draw:custom-shape draw:style-name="gr6" draw:text-style-name="P1" draw:layer="layout" svg:width="0.2cm" svg:height="0.2cm" draw:transform="rotate (-1.5707963267949) translate (38.6cm 5.7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6cm 6.0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3cm 6.0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2cm 5.7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2cm 6.0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9cm 5.7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9cm 6.0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5cm 5.7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5cm 6.0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3cm 5.75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7" draw:text-style-name="P1" draw:layer="layout" svg:x1="38.6cm" svg:y1="5.65cm" svg:x2="39cm" svg:y2="5.65cm">
            <text:p/>
          </draw:line>
          <draw:line draw:style-name="gr8" draw:text-style-name="P1" draw:layer="layout" svg:x1="39.6cm" svg:y1="6.35cm" svg:x2="39.6cm" svg:y2="5.65cm">
            <text:p/>
          </draw:line>
          <draw:line draw:style-name="gr8" draw:text-style-name="P1" draw:layer="layout" svg:x1="38cm" svg:y1="6.35cm" svg:x2="38cm" svg:y2="5.65cm">
            <text:p/>
          </draw:line>
          <draw:line draw:style-name="gr8" draw:text-style-name="P1" draw:layer="layout" svg:x1="39.6cm" svg:y1="5.65cm" svg:x2="38cm" svg:y2="5.65cm">
            <text:p/>
          </draw:line>
          <draw:line draw:style-name="gr8" draw:text-style-name="P1" draw:layer="layout" svg:x1="39.6cm" svg:y1="6.35cm" svg:x2="38cm" svg:y2="6.35cm">
            <text:p/>
          </draw:line>
        </draw:g>
        <draw:g xml:id="id16" draw:id="id16">
          <draw:custom-shape draw:style-name="gr6" draw:text-style-name="P1" draw:layer="layout" svg:width="0.2cm" svg:height="0.2cm" draw:transform="rotate (1.5707963267949) translate (38.4cm 7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cm 7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8.7cm 7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.3cm 7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8.1cm 7.9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cm" svg:height="0.2cm" draw:transform="rotate (1.5707963267949) translate (39.6cm 7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2cm 7.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.9cm 7.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5cm 7.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8cm 7.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38cm" svg:y1="7.65cm" svg:x2="38cm" svg:y2="8.05cm">
            <text:p/>
          </draw:line>
          <draw:line draw:style-name="gr8" draw:text-style-name="P1" draw:layer="layout" svg:x1="41.1cm" svg:y1="8.05cm" svg:x2="38cm" svg:y2="8.05cm">
            <text:p/>
          </draw:line>
          <draw:line draw:style-name="gr8" draw:text-style-name="P1" draw:layer="layout" svg:x1="41.1cm" svg:y1="7.65cm" svg:x2="38cm" svg:y2="7.65cm">
            <text:p/>
          </draw:line>
          <draw:line draw:style-name="gr8" draw:text-style-name="P1" draw:layer="layout" svg:x1="41.1cm" svg:y1="7.65cm" svg:x2="41.1cm" svg:y2="8.05cm">
            <text:p/>
          </draw:line>
        </draw:g>
        <draw:g xml:id="id14" draw:id="id14">
          <draw:custom-shape draw:style-name="gr13" draw:text-style-name="P1" draw:layer="layout" svg:width="2.493cm" svg:height="0.5cm" svg:x="38cm" svg:y="3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" draw:layer="layout" svg:width="0.3cm" svg:height="0.3cm" svg:x="38.093cm" svg:y="3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1" draw:layer="layout" svg:x1="38.097cm" svg:y1="4.079cm" svg:x2="38.189cm" svg:y2="4.079cm">
              <text:p/>
            </draw:line>
            <draw:line draw:style-name="gr15" draw:text-style-name="P1" draw:layer="layout" svg:x1="38.097cm" svg:y1="4.025cm" svg:x2="38.189cm" svg:y2="4.025cm">
              <text:p/>
            </draw:line>
            <draw:line draw:style-name="gr15" draw:text-style-name="P1" draw:layer="layout" svg:x1="38.293cm" svg:y1="4.025cm" svg:x2="38.389cm" svg:y2="4.025cm">
              <text:p/>
            </draw:line>
            <draw:line draw:style-name="gr15" draw:text-style-name="P1" draw:layer="layout" svg:x1="38.293cm" svg:y1="4.079cm" svg:x2="38.389cm" svg:y2="4.079cm">
              <text:p/>
            </draw:line>
            <draw:line draw:style-name="gr15" draw:text-style-name="P1" draw:layer="layout" svg:x1="38.214cm" svg:y1="3.946cm" svg:x2="38.214cm" svg:y2="4cm">
              <text:p/>
            </draw:line>
            <draw:line draw:style-name="gr15" draw:text-style-name="P1" draw:layer="layout" svg:x1="38.268cm" svg:y1="3.946cm" svg:x2="38.268cm" svg:y2="4cm">
              <text:p/>
            </draw:line>
            <draw:line draw:style-name="gr15" draw:text-style-name="P1" draw:layer="layout" svg:x1="38.214cm" svg:y1="4.104cm" svg:x2="38.214cm" svg:y2="4.158cm">
              <text:p/>
            </draw:line>
            <draw:line draw:style-name="gr16" draw:text-style-name="P1" draw:layer="layout" svg:x1="38.268cm" svg:y1="4.104cm" svg:x2="38.268cm" svg:y2="4.158cm">
              <text:p/>
            </draw:line>
            <draw:line draw:style-name="gr15" draw:text-style-name="P1" draw:layer="layout" svg:x1="38.189cm" svg:y1="4.025cm" svg:x2="38.214cm" svg:y2="4cm">
              <text:p/>
            </draw:line>
            <draw:line draw:style-name="gr15" draw:text-style-name="P1" draw:layer="layout" svg:x1="38.268cm" svg:y1="4.104cm" svg:x2="38.293cm" svg:y2="4.079cm">
              <text:p/>
            </draw:line>
            <draw:line draw:style-name="gr15" draw:text-style-name="P1" draw:layer="layout" svg:x1="38.293cm" svg:y1="4.025cm" svg:x2="38.268cm" svg:y2="4cm">
              <text:p/>
            </draw:line>
            <draw:line draw:style-name="gr15" draw:text-style-name="P1" draw:layer="layout" svg:x1="38.214cm" svg:y1="4.104cm" svg:x2="38.189cm" svg:y2="4.079cm">
              <text:p/>
            </draw:line>
            <draw:line draw:style-name="gr15" draw:text-style-name="P1" draw:layer="layout" svg:x1="38.214cm" svg:y1="3.946cm" svg:x2="38.214cm" svg:y2="4cm">
              <text:p/>
            </draw:line>
            <draw:line draw:style-name="gr15" draw:text-style-name="P1" draw:layer="layout" svg:x1="38.214cm" svg:y1="3.946cm" svg:x2="38.268cm" svg:y2="3.946cm">
              <text:p/>
            </draw:line>
            <draw:line draw:style-name="gr15" draw:text-style-name="P1" draw:layer="layout" svg:x1="38.214cm" svg:y1="4.158cm" svg:x2="38.268cm" svg:y2="4.158cm">
              <text:p/>
            </draw:line>
          </draw:g>
          <draw:g>
            <draw:custom-shape draw:style-name="gr14" draw:text-style-name="P1" draw:layer="layout" svg:width="0.3cm" svg:height="0.3cm" svg:x="38.593cm" svg:y="3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1" draw:layer="layout" svg:x1="38.597cm" svg:y1="4.079cm" svg:x2="38.689cm" svg:y2="4.079cm">
              <text:p/>
            </draw:line>
            <draw:line draw:style-name="gr15" draw:text-style-name="P1" draw:layer="layout" svg:x1="38.597cm" svg:y1="4.025cm" svg:x2="38.689cm" svg:y2="4.025cm">
              <text:p/>
            </draw:line>
            <draw:line draw:style-name="gr15" draw:text-style-name="P1" draw:layer="layout" svg:x1="38.793cm" svg:y1="4.025cm" svg:x2="38.889cm" svg:y2="4.025cm">
              <text:p/>
            </draw:line>
            <draw:line draw:style-name="gr15" draw:text-style-name="P1" draw:layer="layout" svg:x1="38.793cm" svg:y1="4.079cm" svg:x2="38.889cm" svg:y2="4.079cm">
              <text:p/>
            </draw:line>
            <draw:line draw:style-name="gr15" draw:text-style-name="P1" draw:layer="layout" svg:x1="38.714cm" svg:y1="3.946cm" svg:x2="38.714cm" svg:y2="4cm">
              <text:p/>
            </draw:line>
            <draw:line draw:style-name="gr15" draw:text-style-name="P1" draw:layer="layout" svg:x1="38.768cm" svg:y1="3.946cm" svg:x2="38.768cm" svg:y2="4cm">
              <text:p/>
            </draw:line>
            <draw:line draw:style-name="gr15" draw:text-style-name="P1" draw:layer="layout" svg:x1="38.714cm" svg:y1="4.104cm" svg:x2="38.714cm" svg:y2="4.158cm">
              <text:p/>
            </draw:line>
            <draw:line draw:style-name="gr16" draw:text-style-name="P1" draw:layer="layout" svg:x1="38.768cm" svg:y1="4.104cm" svg:x2="38.768cm" svg:y2="4.158cm">
              <text:p/>
            </draw:line>
            <draw:line draw:style-name="gr15" draw:text-style-name="P1" draw:layer="layout" svg:x1="38.689cm" svg:y1="4.025cm" svg:x2="38.714cm" svg:y2="4cm">
              <text:p/>
            </draw:line>
            <draw:line draw:style-name="gr15" draw:text-style-name="P1" draw:layer="layout" svg:x1="38.768cm" svg:y1="4.104cm" svg:x2="38.793cm" svg:y2="4.079cm">
              <text:p/>
            </draw:line>
            <draw:line draw:style-name="gr15" draw:text-style-name="P1" draw:layer="layout" svg:x1="38.793cm" svg:y1="4.025cm" svg:x2="38.768cm" svg:y2="4cm">
              <text:p/>
            </draw:line>
            <draw:line draw:style-name="gr15" draw:text-style-name="P1" draw:layer="layout" svg:x1="38.714cm" svg:y1="4.104cm" svg:x2="38.689cm" svg:y2="4.079cm">
              <text:p/>
            </draw:line>
            <draw:line draw:style-name="gr15" draw:text-style-name="P1" draw:layer="layout" svg:x1="38.714cm" svg:y1="3.946cm" svg:x2="38.714cm" svg:y2="4cm">
              <text:p/>
            </draw:line>
            <draw:line draw:style-name="gr15" draw:text-style-name="P1" draw:layer="layout" svg:x1="38.714cm" svg:y1="3.946cm" svg:x2="38.768cm" svg:y2="3.946cm">
              <text:p/>
            </draw:line>
            <draw:line draw:style-name="gr15" draw:text-style-name="P1" draw:layer="layout" svg:x1="38.714cm" svg:y1="4.158cm" svg:x2="38.768cm" svg:y2="4.158cm">
              <text:p/>
            </draw:line>
          </draw:g>
          <draw:line draw:style-name="gr17" draw:text-style-name="P1" draw:layer="layout" svg:x1="38.493cm" svg:y1="3.8cm" svg:x2="38.493cm" svg:y2="4.3cm">
            <text:p/>
          </draw:line>
          <draw:line draw:style-name="gr17" draw:text-style-name="P1" draw:layer="layout" svg:x1="38.993cm" svg:y1="3.8cm" svg:x2="38.993cm" svg:y2="4.3cm">
            <text:p/>
          </draw:line>
          <draw:g>
            <draw:custom-shape draw:style-name="gr14" draw:text-style-name="P1" draw:layer="layout" svg:width="0.3cm" svg:height="0.3cm" svg:x="39.093cm" svg:y="3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1" draw:layer="layout" svg:x1="39.097cm" svg:y1="4.079cm" svg:x2="39.189cm" svg:y2="4.079cm">
              <text:p/>
            </draw:line>
            <draw:line draw:style-name="gr15" draw:text-style-name="P1" draw:layer="layout" svg:x1="39.097cm" svg:y1="4.025cm" svg:x2="39.189cm" svg:y2="4.025cm">
              <text:p/>
            </draw:line>
            <draw:line draw:style-name="gr15" draw:text-style-name="P1" draw:layer="layout" svg:x1="39.293cm" svg:y1="4.025cm" svg:x2="39.389cm" svg:y2="4.025cm">
              <text:p/>
            </draw:line>
            <draw:line draw:style-name="gr15" draw:text-style-name="P1" draw:layer="layout" svg:x1="39.293cm" svg:y1="4.079cm" svg:x2="39.389cm" svg:y2="4.079cm">
              <text:p/>
            </draw:line>
            <draw:line draw:style-name="gr15" draw:text-style-name="P1" draw:layer="layout" svg:x1="39.214cm" svg:y1="3.946cm" svg:x2="39.214cm" svg:y2="4cm">
              <text:p/>
            </draw:line>
            <draw:line draw:style-name="gr15" draw:text-style-name="P1" draw:layer="layout" svg:x1="39.268cm" svg:y1="3.946cm" svg:x2="39.268cm" svg:y2="4cm">
              <text:p/>
            </draw:line>
            <draw:line draw:style-name="gr15" draw:text-style-name="P1" draw:layer="layout" svg:x1="39.214cm" svg:y1="4.104cm" svg:x2="39.214cm" svg:y2="4.158cm">
              <text:p/>
            </draw:line>
            <draw:line draw:style-name="gr16" draw:text-style-name="P1" draw:layer="layout" svg:x1="39.268cm" svg:y1="4.104cm" svg:x2="39.268cm" svg:y2="4.158cm">
              <text:p/>
            </draw:line>
            <draw:line draw:style-name="gr15" draw:text-style-name="P1" draw:layer="layout" svg:x1="39.189cm" svg:y1="4.025cm" svg:x2="39.214cm" svg:y2="4cm">
              <text:p/>
            </draw:line>
            <draw:line draw:style-name="gr15" draw:text-style-name="P1" draw:layer="layout" svg:x1="39.268cm" svg:y1="4.104cm" svg:x2="39.293cm" svg:y2="4.079cm">
              <text:p/>
            </draw:line>
            <draw:line draw:style-name="gr15" draw:text-style-name="P1" draw:layer="layout" svg:x1="39.293cm" svg:y1="4.025cm" svg:x2="39.268cm" svg:y2="4cm">
              <text:p/>
            </draw:line>
            <draw:line draw:style-name="gr15" draw:text-style-name="P1" draw:layer="layout" svg:x1="39.214cm" svg:y1="4.104cm" svg:x2="39.189cm" svg:y2="4.079cm">
              <text:p/>
            </draw:line>
            <draw:line draw:style-name="gr15" draw:text-style-name="P1" draw:layer="layout" svg:x1="39.214cm" svg:y1="3.946cm" svg:x2="39.214cm" svg:y2="4cm">
              <text:p/>
            </draw:line>
            <draw:line draw:style-name="gr15" draw:text-style-name="P1" draw:layer="layout" svg:x1="39.214cm" svg:y1="3.946cm" svg:x2="39.268cm" svg:y2="3.946cm">
              <text:p/>
            </draw:line>
            <draw:line draw:style-name="gr15" draw:text-style-name="P1" draw:layer="layout" svg:x1="39.214cm" svg:y1="4.158cm" svg:x2="39.268cm" svg:y2="4.158cm">
              <text:p/>
            </draw:line>
          </draw:g>
          <draw:line draw:style-name="gr17" draw:text-style-name="P1" draw:layer="layout" svg:x1="39.493cm" svg:y1="3.8cm" svg:x2="39.493cm" svg:y2="4.3cm">
            <text:p/>
          </draw:line>
          <draw:g>
            <draw:custom-shape draw:style-name="gr14" draw:text-style-name="P1" draw:layer="layout" svg:width="0.3cm" svg:height="0.3cm" svg:x="39.593cm" svg:y="3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1" draw:layer="layout" svg:x1="39.597cm" svg:y1="4.079cm" svg:x2="39.689cm" svg:y2="4.079cm">
              <text:p/>
            </draw:line>
            <draw:line draw:style-name="gr15" draw:text-style-name="P1" draw:layer="layout" svg:x1="39.597cm" svg:y1="4.025cm" svg:x2="39.689cm" svg:y2="4.025cm">
              <text:p/>
            </draw:line>
            <draw:line draw:style-name="gr15" draw:text-style-name="P1" draw:layer="layout" svg:x1="39.793cm" svg:y1="4.025cm" svg:x2="39.889cm" svg:y2="4.025cm">
              <text:p/>
            </draw:line>
            <draw:line draw:style-name="gr15" draw:text-style-name="P1" draw:layer="layout" svg:x1="39.793cm" svg:y1="4.079cm" svg:x2="39.889cm" svg:y2="4.079cm">
              <text:p/>
            </draw:line>
            <draw:line draw:style-name="gr15" draw:text-style-name="P1" draw:layer="layout" svg:x1="39.714cm" svg:y1="3.946cm" svg:x2="39.714cm" svg:y2="4cm">
              <text:p/>
            </draw:line>
            <draw:line draw:style-name="gr15" draw:text-style-name="P1" draw:layer="layout" svg:x1="39.768cm" svg:y1="3.946cm" svg:x2="39.768cm" svg:y2="4cm">
              <text:p/>
            </draw:line>
            <draw:line draw:style-name="gr15" draw:text-style-name="P1" draw:layer="layout" svg:x1="39.714cm" svg:y1="4.104cm" svg:x2="39.714cm" svg:y2="4.158cm">
              <text:p/>
            </draw:line>
            <draw:line draw:style-name="gr16" draw:text-style-name="P1" draw:layer="layout" svg:x1="39.768cm" svg:y1="4.104cm" svg:x2="39.768cm" svg:y2="4.158cm">
              <text:p/>
            </draw:line>
            <draw:line draw:style-name="gr15" draw:text-style-name="P1" draw:layer="layout" svg:x1="39.689cm" svg:y1="4.025cm" svg:x2="39.714cm" svg:y2="4cm">
              <text:p/>
            </draw:line>
            <draw:line draw:style-name="gr15" draw:text-style-name="P1" draw:layer="layout" svg:x1="39.768cm" svg:y1="4.104cm" svg:x2="39.793cm" svg:y2="4.079cm">
              <text:p/>
            </draw:line>
            <draw:line draw:style-name="gr15" draw:text-style-name="P1" draw:layer="layout" svg:x1="39.793cm" svg:y1="4.025cm" svg:x2="39.768cm" svg:y2="4cm">
              <text:p/>
            </draw:line>
            <draw:line draw:style-name="gr15" draw:text-style-name="P1" draw:layer="layout" svg:x1="39.714cm" svg:y1="4.104cm" svg:x2="39.689cm" svg:y2="4.079cm">
              <text:p/>
            </draw:line>
            <draw:line draw:style-name="gr15" draw:text-style-name="P1" draw:layer="layout" svg:x1="39.714cm" svg:y1="3.946cm" svg:x2="39.714cm" svg:y2="4cm">
              <text:p/>
            </draw:line>
            <draw:line draw:style-name="gr15" draw:text-style-name="P1" draw:layer="layout" svg:x1="39.714cm" svg:y1="3.946cm" svg:x2="39.768cm" svg:y2="3.946cm">
              <text:p/>
            </draw:line>
            <draw:line draw:style-name="gr15" draw:text-style-name="P1" draw:layer="layout" svg:x1="39.714cm" svg:y1="4.158cm" svg:x2="39.768cm" svg:y2="4.158cm">
              <text:p/>
            </draw:line>
          </draw:g>
          <draw:line draw:style-name="gr17" draw:text-style-name="P1" draw:layer="layout" svg:x1="39.993cm" svg:y1="3.8cm" svg:x2="39.993cm" svg:y2="4.3cm">
            <text:p/>
          </draw:line>
          <draw:g>
            <draw:custom-shape draw:style-name="gr14" draw:text-style-name="P1" draw:layer="layout" svg:width="0.3cm" svg:height="0.3cm" svg:x="40.093cm" svg:y="3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1" draw:layer="layout" svg:x1="40.097cm" svg:y1="4.079cm" svg:x2="40.189cm" svg:y2="4.079cm">
              <text:p/>
            </draw:line>
            <draw:line draw:style-name="gr15" draw:text-style-name="P1" draw:layer="layout" svg:x1="40.097cm" svg:y1="4.025cm" svg:x2="40.189cm" svg:y2="4.025cm">
              <text:p/>
            </draw:line>
            <draw:line draw:style-name="gr15" draw:text-style-name="P1" draw:layer="layout" svg:x1="40.293cm" svg:y1="4.025cm" svg:x2="40.389cm" svg:y2="4.025cm">
              <text:p/>
            </draw:line>
            <draw:line draw:style-name="gr15" draw:text-style-name="P1" draw:layer="layout" svg:x1="40.293cm" svg:y1="4.079cm" svg:x2="40.389cm" svg:y2="4.079cm">
              <text:p/>
            </draw:line>
            <draw:line draw:style-name="gr15" draw:text-style-name="P1" draw:layer="layout" svg:x1="40.214cm" svg:y1="3.946cm" svg:x2="40.214cm" svg:y2="4cm">
              <text:p/>
            </draw:line>
            <draw:line draw:style-name="gr15" draw:text-style-name="P1" draw:layer="layout" svg:x1="40.268cm" svg:y1="3.946cm" svg:x2="40.268cm" svg:y2="4cm">
              <text:p/>
            </draw:line>
            <draw:line draw:style-name="gr15" draw:text-style-name="P1" draw:layer="layout" svg:x1="40.214cm" svg:y1="4.104cm" svg:x2="40.214cm" svg:y2="4.158cm">
              <text:p/>
            </draw:line>
            <draw:line draw:style-name="gr16" draw:text-style-name="P1" draw:layer="layout" svg:x1="40.268cm" svg:y1="4.104cm" svg:x2="40.268cm" svg:y2="4.158cm">
              <text:p/>
            </draw:line>
            <draw:line draw:style-name="gr15" draw:text-style-name="P1" draw:layer="layout" svg:x1="40.189cm" svg:y1="4.025cm" svg:x2="40.214cm" svg:y2="4cm">
              <text:p/>
            </draw:line>
            <draw:line draw:style-name="gr15" draw:text-style-name="P1" draw:layer="layout" svg:x1="40.268cm" svg:y1="4.104cm" svg:x2="40.293cm" svg:y2="4.079cm">
              <text:p/>
            </draw:line>
            <draw:line draw:style-name="gr15" draw:text-style-name="P1" draw:layer="layout" svg:x1="40.293cm" svg:y1="4.025cm" svg:x2="40.268cm" svg:y2="4cm">
              <text:p/>
            </draw:line>
            <draw:line draw:style-name="gr15" draw:text-style-name="P1" draw:layer="layout" svg:x1="40.214cm" svg:y1="4.104cm" svg:x2="40.189cm" svg:y2="4.079cm">
              <text:p/>
            </draw:line>
            <draw:line draw:style-name="gr15" draw:text-style-name="P1" draw:layer="layout" svg:x1="40.214cm" svg:y1="3.946cm" svg:x2="40.214cm" svg:y2="4cm">
              <text:p/>
            </draw:line>
            <draw:line draw:style-name="gr15" draw:text-style-name="P1" draw:layer="layout" svg:x1="40.214cm" svg:y1="3.946cm" svg:x2="40.268cm" svg:y2="3.946cm">
              <text:p/>
            </draw:line>
            <draw:line draw:style-name="gr15" draw:text-style-name="P1" draw:layer="layout" svg:x1="40.214cm" svg:y1="4.158cm" svg:x2="40.268cm" svg:y2="4.158cm">
              <text:p/>
            </draw:line>
          </draw:g>
        </draw:g>
        <draw:connector draw:style-name="gr9" draw:text-style-name="P1" draw:layer="layout" svg:x1="37cm" svg:y1="4.05cm" svg:x2="38cm" svg:y2="4.05cm" draw:start-shape="id10" draw:start-glue-point="1" draw:end-shape="id14" draw:end-glue-point="3" svg:d="M37000 4050h1000" svg:viewBox="0 0 1001 1">
          <text:p/>
        </draw:connector>
        <draw:connector draw:style-name="gr9" draw:text-style-name="P1" draw:layer="layout" svg:x1="37cm" svg:y1="6cm" svg:x2="38cm" svg:y2="6cm" draw:start-shape="id11" draw:start-glue-point="1" draw:end-shape="id15" draw:end-glue-point="3" svg:d="M37000 6000h1000" svg:viewBox="0 0 1001 1">
          <text:p/>
        </draw:connector>
        <draw:connector draw:style-name="gr9" draw:text-style-name="P1" draw:layer="layout" svg:x1="37cm" svg:y1="7.85cm" svg:x2="38cm" svg:y2="7.85cm" draw:start-shape="id12" draw:start-glue-point="1" draw:end-shape="id16" draw:end-glue-point="3" svg:d="M37000 7850h1000" svg:viewBox="0 0 1001 1">
          <text:p/>
        </draw:connector>
        <draw:frame draw:style-name="gr18" draw:text-style-name="P3" xml:id="id13" draw:id="id13" draw:layer="layout" svg:width="1.224cm" svg:height="0.412cm" svg:x="29.776cm" svg:y="5.8cm">
          <draw:text-box>
            <text:p><text:span text:style-name="T2">UART1</text:span></text:p>
          </draw:text-box>
        </draw:frame>
        <draw:frame draw:style-name="gr19" draw:text-style-name="P4" draw:layer="layout" svg:width="1.124cm" svg:height="0.4cm" svg:x="32.176cm" svg:y="5.5cm">
          <draw:text-box>
            <text:p><text:span text:style-name="T3">8-wire</text:span></text:p>
          </draw:text-box>
        </draw:frame>
        <draw:frame draw:style-name="gr19" draw:text-style-name="P4" draw:layer="layout" svg:width="1.124cm" svg:height="0.4cm" svg:x="25.176cm" svg:y="5.4cm">
          <draw:text-box>
            <text:p><text:span text:style-name="T3">6-wire</text:span></text:p>
          </draw:text-box>
        </draw:frame>
        <draw:custom-shape draw:style-name="gr4" draw:text-style-name="P2" xml:id="id19" draw:id="id19" draw:layer="layout" svg:width="1.5cm" svg:height="1.5cm" svg:x="35.5cm" svg:y="11.2cm">
          <text:p text:style-name="P1"><text:span text:style-name="T1">BIDIR</text:span></text:p>
          <text:p text:style-name="P1"><text:span text:style-name="T1">BUF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" xml:id="id17" draw:id="id17" draw:layer="layout" svg:width="0.8cm" svg:height="0.8cm" svg:x="33.7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34.1cm" svg:y1="10.6cm" svg:x2="35.5cm" svg:y2="10.05cm" draw:start-shape="id17" draw:start-glue-point="4" draw:end-shape="id18" draw:end-glue-point="3" svg:d="M34100 10600v-550h1400" svg:viewBox="0 0 1401 551">
          <text:p/>
        </draw:connector>
        <draw:connector draw:style-name="gr9" draw:text-style-name="P1" draw:layer="layout" svg:x1="34.1cm" svg:y1="11.4cm" svg:x2="35.5cm" svg:y2="11.95cm" draw:start-shape="id17" draw:start-glue-point="8" draw:end-shape="id19" draw:end-glue-point="3" svg:d="M34100 11400v550h1400" svg:viewBox="0 0 1401 551">
          <text:p/>
        </draw:connector>
        <draw:g xml:id="id20" draw:id="id20">
          <draw:custom-shape draw:style-name="gr6" draw:text-style-name="P1" draw:layer="layout" svg:width="0.2cm" svg:height="0.2cm" draw:transform="rotate (-1.5707963267949) translate (38.6cm 9.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6cm 10.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3cm 10.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2cm 9.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2cm 10.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9cm 9.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9cm 10.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5cm 9.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5cm 10.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3cm 9.8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7" draw:text-style-name="P1" draw:layer="layout" svg:x1="38.6cm" svg:y1="9.7cm" svg:x2="39cm" svg:y2="9.7cm">
            <text:p/>
          </draw:line>
          <draw:line draw:style-name="gr8" draw:text-style-name="P1" draw:layer="layout" svg:x1="39.6cm" svg:y1="10.4cm" svg:x2="39.6cm" svg:y2="9.7cm">
            <text:p/>
          </draw:line>
          <draw:line draw:style-name="gr8" draw:text-style-name="P1" draw:layer="layout" svg:x1="38cm" svg:y1="10.4cm" svg:x2="38cm" svg:y2="9.7cm">
            <text:p/>
          </draw:line>
          <draw:line draw:style-name="gr8" draw:text-style-name="P1" draw:layer="layout" svg:x1="39.6cm" svg:y1="9.7cm" svg:x2="38cm" svg:y2="9.7cm">
            <text:p/>
          </draw:line>
          <draw:line draw:style-name="gr8" draw:text-style-name="P1" draw:layer="layout" svg:x1="39.6cm" svg:y1="10.4cm" svg:x2="38cm" svg:y2="10.4cm">
            <text:p/>
          </draw:line>
        </draw:g>
        <draw:g xml:id="id21" draw:id="id21">
          <draw:custom-shape draw:style-name="gr6" draw:text-style-name="P1" draw:layer="layout" svg:width="0.2cm" svg:height="0.2cm" draw:transform="rotate (1.5707963267949) translate (38.4cm 12.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cm 12.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8.7cm 12.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.3cm 12.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8.1cm 12.0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cm" svg:height="0.2cm" draw:transform="rotate (1.5707963267949) translate (39.6cm 12.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2cm 12.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.9cm 12.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5cm 12.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8cm 12.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38cm" svg:y1="11.75cm" svg:x2="38cm" svg:y2="12.15cm">
            <text:p/>
          </draw:line>
          <draw:line draw:style-name="gr8" draw:text-style-name="P1" draw:layer="layout" svg:x1="41.1cm" svg:y1="12.15cm" svg:x2="38cm" svg:y2="12.15cm">
            <text:p/>
          </draw:line>
          <draw:line draw:style-name="gr8" draw:text-style-name="P1" draw:layer="layout" svg:x1="41.1cm" svg:y1="11.75cm" svg:x2="38cm" svg:y2="11.75cm">
            <text:p/>
          </draw:line>
          <draw:line draw:style-name="gr8" draw:text-style-name="P1" draw:layer="layout" svg:x1="41.1cm" svg:y1="11.75cm" svg:x2="41.1cm" svg:y2="12.15cm">
            <text:p/>
          </draw:line>
        </draw:g>
        <draw:connector draw:style-name="gr9" draw:text-style-name="P1" draw:layer="layout" svg:x1="37cm" svg:y1="10.05cm" svg:x2="38cm" svg:y2="10.05cm" draw:start-shape="id18" draw:start-glue-point="1" draw:end-shape="id20" draw:end-glue-point="3" svg:d="M37000 10050h1000" svg:viewBox="0 0 1001 1">
          <text:p/>
        </draw:connector>
        <draw:connector draw:style-name="gr9" draw:text-style-name="P1" draw:layer="layout" svg:x1="37cm" svg:y1="11.95cm" svg:x2="38cm" svg:y2="11.95cm" draw:start-shape="id19" draw:start-glue-point="1" draw:end-shape="id21" draw:end-glue-point="3" svg:d="M37000 11950h1000" svg:viewBox="0 0 1001 1">
          <text:p/>
        </draw:connector>
        <draw:custom-shape draw:style-name="gr4" draw:text-style-name="P2" xml:id="id18" draw:id="id18" draw:layer="layout" svg:width="1.5cm" svg:height="1.5cm" svg:x="35.5cm" svg:y="9.3cm">
          <text:p text:style-name="P1"><text:span text:style-name="T1">RS232</text:span></text:p>
          <text:p text:style-name="P1"><text:span text:style-name="T1">XCV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8" draw:text-style-name="P3" xml:id="id22" draw:id="id22" draw:layer="layout" svg:width="1.224cm" svg:height="0.412cm" svg:x="29.8cm" svg:y="10.8cm">
          <draw:text-box>
            <text:p><text:span text:style-name="T2">UART2</text:span></text:p>
          </draw:text-box>
        </draw:frame>
        <draw:connector draw:style-name="gr9" draw:text-style-name="P1" draw:layer="layout" svg:x1="33.7cm" svg:y1="11cm" svg:x2="31.024cm" svg:y2="11.006cm" draw:start-shape="id17" draw:start-glue-point="6" draw:end-shape="id22" svg:d="M33700 11000h-1350v6h-1326" svg:viewBox="0 0 2677 7">
          <text:p/>
        </draw:connector>
        <draw:g xml:id="id24" draw:id="id24">
          <draw:custom-shape draw:style-name="gr6" draw:text-style-name="P1" draw:layer="layout" svg:width="0.2cm" svg:height="0.2cm" draw:transform="rotate (1.5707963267949) translate (39.8cm 1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4cm 1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1cm 1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.5cm 14.1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39.4cm" svg:y1="13.8cm" svg:x2="39.4cm" svg:y2="14.2cm">
            <text:p/>
          </draw:line>
          <draw:line draw:style-name="gr8" draw:text-style-name="P1" draw:layer="layout" svg:x1="40.7cm" svg:y1="14.2cm" svg:x2="39.4cm" svg:y2="14.2cm">
            <text:p/>
          </draw:line>
          <draw:line draw:style-name="gr8" draw:text-style-name="P1" draw:layer="layout" svg:x1="40.7cm" svg:y1="13.8cm" svg:x2="39.4cm" svg:y2="13.8cm">
            <text:p/>
          </draw:line>
          <draw:line draw:style-name="gr8" draw:text-style-name="P1" draw:layer="layout" svg:x1="40.7cm" svg:y1="13.8cm" svg:x2="40.7cm" svg:y2="14.2cm">
            <text:p/>
          </draw:line>
        </draw:g>
        <draw:g xml:id="id55" draw:id="id55">
          <draw:custom-shape draw:style-name="gr6" draw:text-style-name="P1" draw:layer="layout" svg:width="0.2cm" svg:height="0.2cm" draw:transform="rotate (1.5707963267949) translate (39.8cm 14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1cm 14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.5cm 14.8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39.4cm" svg:y1="14.5cm" svg:x2="39.4cm" svg:y2="14.9cm">
            <text:p/>
          </draw:line>
          <draw:line draw:style-name="gr8" draw:text-style-name="P1" draw:layer="layout" svg:x1="41.3cm" svg:y1="14.9cm" svg:x2="39.4cm" svg:y2="14.9cm">
            <text:p/>
          </draw:line>
          <draw:line draw:style-name="gr8" draw:text-style-name="P1" draw:layer="layout" svg:x1="41.3cm" svg:y1="14.5cm" svg:x2="39.4cm" svg:y2="14.5cm">
            <text:p/>
          </draw:line>
          <draw:line draw:style-name="gr8" draw:text-style-name="P1" draw:layer="layout" svg:x1="41.3cm" svg:y1="14.5cm" svg:x2="41.3cm" svg:y2="14.9cm">
            <text:p/>
          </draw:line>
          <draw:custom-shape draw:style-name="gr6" draw:text-style-name="P1" draw:layer="layout" svg:width="0.2cm" svg:height="0.2cm" draw:transform="rotate (1.5707963267949) translate (40.4cm 14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7cm 14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1cm 14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line draw:style-name="gr8" draw:text-style-name="P1" draw:layer="layout" svg:x1="40.4cm" svg:y1="15.2cm" svg:x2="39.4cm" svg:y2="15.2cm">
            <text:p/>
          </draw:line>
          <draw:custom-shape draw:style-name="gr6" draw:text-style-name="P1" draw:layer="layout" svg:width="0.2cm" svg:height="0.2cm" draw:transform="rotate (-1.5707963267949) translate (40cm 15.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40cm 15.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7cm 15.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40.3cm 15.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40.3cm 15.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7cm 15.3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7" draw:text-style-name="P1" draw:layer="layout" svg:x1="39.7cm" svg:y1="15.2cm" svg:x2="40.1cm" svg:y2="15.2cm">
            <text:p/>
          </draw:line>
          <draw:line draw:style-name="gr8" draw:text-style-name="P1" draw:layer="layout" svg:x1="40.4cm" svg:y1="15.9cm" svg:x2="40.4cm" svg:y2="15.2cm">
            <text:p/>
          </draw:line>
          <draw:line draw:style-name="gr8" draw:text-style-name="P1" draw:layer="layout" svg:x1="39.4cm" svg:y1="15.9cm" svg:x2="39.4cm" svg:y2="15.2cm">
            <text:p/>
          </draw:line>
          <draw:line draw:style-name="gr8" draw:text-style-name="P1" draw:layer="layout" svg:x1="40.4cm" svg:y1="15.9cm" svg:x2="39.4cm" svg:y2="15.9cm">
            <text:p/>
          </draw:line>
        </draw:g>
        <draw:frame draw:style-name="gr20" draw:text-style-name="P3" xml:id="id23" draw:id="id23" draw:layer="layout" svg:width="1.224cm" svg:height="0.412cm" svg:x="29.8cm" svg:y="14cm">
          <draw:text-box>
            <text:p><text:span text:style-name="T2">UART3</text:span></text:p>
          </draw:text-box>
        </draw:frame>
        <draw:frame draw:style-name="gr20" draw:text-style-name="P3" xml:id="id53" draw:id="id53" draw:layer="layout" svg:width="1.224cm" svg:height="0.412cm" svg:x="29.776cm" svg:y="14.5cm">
          <draw:text-box>
            <text:p><text:span text:style-name="T2">I2C0</text:span></text:p>
          </draw:text-box>
        </draw:frame>
        <draw:frame draw:style-name="gr20" draw:text-style-name="P3" xml:id="id56" draw:id="id56" draw:layer="layout" svg:width="1.224cm" svg:height="0.412cm" svg:x="29.8cm" svg:y="15.088cm">
          <draw:text-box>
            <text:p><text:span text:style-name="T2">SPI</text:span></text:p>
          </draw:text-box>
        </draw:frame>
        <draw:connector draw:style-name="gr9" draw:text-style-name="P1" draw:layer="layout" draw:line-skew="3.8cm" svg:x1="31.024cm" svg:y1="14.206cm" svg:x2="39.4cm" svg:y2="14cm" draw:start-shape="id23" draw:start-glue-point="1" draw:end-shape="id24" draw:end-glue-point="3" svg:d="M31024 14206h7976v-206h400" svg:viewBox="0 0 8377 207">
          <text:p/>
        </draw:connector>
        <draw:frame draw:style-name="gr20" draw:text-style-name="P3" xml:id="id26" draw:id="id26" draw:layer="layout" svg:width="1.224cm" svg:height="0.412cm" svg:x="29.8cm" svg:y="20.776cm">
          <draw:text-box>
            <text:p><text:span text:style-name="T2">SSP0</text:span></text:p>
          </draw:text-box>
        </draw:frame>
        <draw:g xml:id="id25" draw:id="id25">
          <draw:custom-shape draw:style-name="gr21" draw:text-style-name="P1" draw:layer="layout" svg:width="0.7cm" svg:height="1.6cm" draw:transform="rotate (1.5707963267949) translate (38cm 20.888cm)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6" draw:text-style-name="P1" draw:layer="layout" svg:width="0.2cm" svg:height="0.2cm" draw:transform="rotate (-1.5707963267949) translate (38.6cm 20.28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8.6cm 20.58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8.3cm 20.58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9.2cm 20.28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9.2cm 20.58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8.9cm 20.28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8.9cm 20.58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9.5cm 20.28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9.5cm 20.58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8.3cm 20.288cm)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7" draw:text-style-name="P1" draw:layer="layout" svg:x1="38.6cm" svg:y1="20.188cm" svg:x2="39cm" svg:y2="20.188cm">
              <text:p/>
            </draw:line>
            <draw:line draw:style-name="gr8" draw:text-style-name="P1" draw:layer="layout" svg:x1="39.6cm" svg:y1="20.888cm" svg:x2="39.6cm" svg:y2="20.188cm">
              <text:p/>
            </draw:line>
            <draw:line draw:style-name="gr8" draw:text-style-name="P1" draw:layer="layout" svg:x1="38cm" svg:y1="20.888cm" svg:x2="38cm" svg:y2="20.188cm">
              <text:p/>
            </draw:line>
            <draw:line draw:style-name="gr8" draw:text-style-name="P1" draw:layer="layout" svg:x1="39.6cm" svg:y1="20.188cm" svg:x2="38cm" svg:y2="20.188cm">
              <text:p/>
            </draw:line>
            <draw:line draw:style-name="gr8" draw:text-style-name="P1" draw:layer="layout" svg:x1="39.6cm" svg:y1="20.888cm" svg:x2="38cm" svg:y2="20.888cm">
              <text:p/>
            </draw:line>
          </draw:g>
        </draw:g>
        <draw:g xml:id="id27" draw:id="id27">
          <draw:custom-shape draw:style-name="gr6" draw:text-style-name="P1" draw:layer="layout" svg:width="0.2cm" svg:height="0.2cm" draw:transform="rotate (1.5707963267949) translate (38.4cm 21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8.7cm 21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8.1cm 21.488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38cm" svg:y1="21.188cm" svg:x2="38cm" svg:y2="21.588cm">
            <text:p/>
          </draw:line>
          <draw:line draw:style-name="gr8" draw:text-style-name="P1" draw:layer="layout" svg:x1="39.9cm" svg:y1="21.588cm" svg:x2="38cm" svg:y2="21.588cm">
            <text:p/>
          </draw:line>
          <draw:line draw:style-name="gr8" draw:text-style-name="P1" draw:layer="layout" svg:x1="39.9cm" svg:y1="21.188cm" svg:x2="38cm" svg:y2="21.188cm">
            <text:p/>
          </draw:line>
          <draw:line draw:style-name="gr8" draw:text-style-name="P1" draw:layer="layout" svg:x1="39.9cm" svg:y1="21.188cm" svg:x2="39.9cm" svg:y2="21.588cm">
            <text:p/>
          </draw:line>
          <draw:custom-shape draw:style-name="gr6" draw:text-style-name="P1" draw:layer="layout" svg:width="0.2cm" svg:height="0.2cm" draw:transform="rotate (1.5707963267949) translate (39cm 21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.3cm 21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.6cm 21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PS2" draw:style-name="gr22" draw:text-style-name="P5" xml:id="id63" draw:id="id63" draw:layer="layout" svg:width="1.2cm" svg:height="1.2cm" svg:x="17cm" svg:y="14.7cm">
          <draw:glue-point draw:id="4" svg:x="0cm" svg:y="1.193cm"/>
          <text:p/>
          <draw:enhanced-geometry svg:viewBox="0 0 1000 1000" draw:text-areas="0 1000 1000 1091" draw:type="NonPrimitive" draw:enhanced-path="T 500 500 1000 1000 0 360 F Z N M 615 91 L 615 177 385 177 385 91 F N T 500 500 850 850 106 207 L 234 694 234 832 F N T 500 500 850 850 231 309 L 766 694 878 694 F N T 500 500 850 850 333 74 F N M 568 488 L 568 267 432 267 432 488 F Z N T 311 287 100 100 0 360 Z N T 689 287 100 100 0 360 Z N T 225 512 100 100 0 360 Z N T 775 512 100 100 0 360 Z N T 381 751 100 100 0 360 Z N T 619 751 100 100 0 360 Z N"/>
        </draw:custom-shape>
        <draw:connector draw:style-name="gr9" draw:text-style-name="P1" draw:layer="layout" draw:line-skew="2.9cm" svg:x1="38cm" svg:y1="20.538cm" svg:x2="31.024cm" svg:y2="20.982cm" draw:start-shape="id25" draw:start-glue-point="3" draw:end-shape="id26" svg:d="M38000 20538h-600v444h-6376" svg:viewBox="0 0 6977 445">
          <text:p/>
        </draw:connector>
        <draw:connector draw:style-name="gr9" draw:text-style-name="P1" draw:layer="layout" draw:line-skew="2.9cm" svg:x1="38cm" svg:y1="21.388cm" svg:x2="31.024cm" svg:y2="20.982cm" draw:start-shape="id27" draw:start-glue-point="3" draw:end-shape="id26" draw:end-glue-point="1" svg:d="M38000 21388h-600v-406h-6376" svg:viewBox="0 0 6977 407">
          <text:p/>
        </draw:connector>
        <draw:g xml:id="id59" draw:id="id59">
          <draw:custom-shape draw:style-name="gr6" draw:text-style-name="P1" draw:layer="layout" svg:width="0.2cm" svg:height="0.2cm" draw:transform="rotate (-1.5707963267949) translate (38.6cm 17.6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6cm 17.9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3cm 17.9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2cm 17.6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2cm 17.9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9cm 17.6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9cm 17.9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5cm 17.6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5cm 17.9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8.3cm 17.61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7" draw:text-style-name="P1" draw:layer="layout" svg:x1="39.3cm" svg:y1="17.5cm" svg:x2="39.8cm" svg:y2="17.5cm">
            <text:p/>
          </draw:line>
          <draw:custom-shape draw:style-name="gr6" draw:text-style-name="P1" draw:layer="layout" svg:width="0.2cm" svg:height="0.2cm" draw:transform="rotate (-1.5707963267949) translate (40.1cm 17.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40.1cm 17.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8cm 17.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40.7cm 17.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40.7cm 17.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40.4cm 17.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40.4cm 17.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41cm 17.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41cm 17.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39.8cm 17.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41.1cm" svg:y1="17.5cm" svg:x2="38cm" svg:y2="17.5cm">
            <text:p/>
          </draw:line>
          <draw:line draw:style-name="gr8" draw:text-style-name="P1" draw:layer="layout" svg:x1="38cm" svg:y1="18.2cm" svg:x2="38cm" svg:y2="17.5cm">
            <text:p/>
          </draw:line>
          <draw:line draw:style-name="gr8" draw:text-style-name="P1" draw:layer="layout" svg:x1="41.1cm" svg:y1="18.2cm" svg:x2="38cm" svg:y2="18.2cm">
            <text:p/>
          </draw:line>
          <draw:line draw:style-name="gr8" draw:text-style-name="P1" draw:layer="layout" svg:x1="41.1cm" svg:y1="18.2cm" svg:x2="41.1cm" svg:y2="17.5cm">
            <text:p/>
          </draw:line>
        </draw:g>
        <draw:custom-shape draw:style-name="gr4" draw:text-style-name="P2" xml:id="id28" draw:id="id28" draw:layer="layout" svg:width="1.5cm" svg:height="1.5cm" svg:x="35.5cm" svg:y="25.8cm">
          <text:p text:style-name="P1"><text:span text:style-name="T1">USB</text:span></text:p>
          <text:p text:style-name="P1"><text:span text:style-name="T1">XVCR</text:span></text:p>
          <draw:enhanced-geometry svg:viewBox="0 0 21600 21600" draw:mirror-vertical="false" draw:mirror-horizontal="false" draw:type="rectangle" draw:enhanced-path="M 0 0 L 21600 0 21600 21600 0 21600 0 0 Z N"/>
        </draw:custom-shape>
        <draw:g xml:id="id30" draw:id="id30">
          <draw:custom-shape draw:style-name="gr10" draw:text-style-name="P1" draw:layer="layout" svg:width="1cm" svg:height="0.2cm" svg:x="38.3cm" svg:y="26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39.6cm" svg:y1="26.8cm" svg:x2="38cm" svg:y2="26.8cm">
            <text:p/>
          </draw:line>
          <draw:line draw:style-name="gr8" draw:text-style-name="P1" draw:layer="layout" svg:x1="39.4cm" svg:y1="26.3cm" svg:x2="38.2cm" svg:y2="26.3cm">
            <text:p/>
          </draw:line>
          <draw:line draw:style-name="gr8" draw:text-style-name="P1" draw:layer="layout" svg:x1="38cm" svg:y1="26.5cm" svg:x2="38.2cm" svg:y2="26.3cm">
            <text:p/>
          </draw:line>
          <draw:line draw:style-name="gr8" draw:text-style-name="P1" draw:layer="layout" svg:x1="39.4cm" svg:y1="26.3cm" svg:x2="39.6cm" svg:y2="26.5cm">
            <text:p/>
          </draw:line>
          <draw:line draw:style-name="gr8" draw:text-style-name="P1" draw:layer="layout" svg:x1="38cm" svg:y1="26.8cm" svg:x2="38cm" svg:y2="26.5cm">
            <text:p/>
          </draw:line>
          <draw:line draw:style-name="gr8" draw:text-style-name="P1" draw:layer="layout" svg:x1="39.6cm" svg:y1="26.8cm" svg:x2="39.6cm" svg:y2="26.5cm">
            <text:p/>
          </draw:line>
          <draw:line draw:style-name="gr11" draw:text-style-name="P1" draw:layer="layout" svg:x1="38.4cm" svg:y1="26.6cm" svg:x2="38.4cm" svg:y2="26.4cm">
            <text:p/>
          </draw:line>
          <draw:line draw:style-name="gr11" draw:text-style-name="P1" draw:layer="layout" svg:x1="38.8cm" svg:y1="26.6cm" svg:x2="38.8cm" svg:y2="26.4cm">
            <text:p/>
          </draw:line>
          <draw:line draw:style-name="gr11" draw:text-style-name="P1" draw:layer="layout" svg:x1="39cm" svg:y1="26.6cm" svg:x2="39cm" svg:y2="26.4cm">
            <text:p/>
          </draw:line>
          <draw:line draw:style-name="gr11" draw:text-style-name="P1" draw:layer="layout" svg:x1="39.2cm" svg:y1="26.6cm" svg:x2="39.2cm" svg:y2="26.4cm">
            <text:p/>
          </draw:line>
          <draw:line draw:style-name="gr11" draw:text-style-name="P1" draw:layer="layout" svg:x1="38.6cm" svg:y1="26.6cm" svg:x2="38.6cm" svg:y2="26.4cm">
            <text:p/>
          </draw:line>
        </draw:g>
        <draw:frame draw:style-name="gr23" draw:text-style-name="P3" xml:id="id29" draw:id="id29" draw:layer="layout" svg:width="1.4cm" svg:height="0.6cm" svg:x="29.6cm" svg:y="26.25cm">
          <draw:text-box>
            <text:p><text:span text:style-name="T2">USB</text:span></text:p>
          </draw:text-box>
        </draw:frame>
        <draw:connector draw:style-name="gr9" draw:text-style-name="P1" draw:layer="layout" svg:x1="35.5cm" svg:y1="26.55cm" svg:x2="31cm" svg:y2="26.55cm" draw:start-shape="id28" draw:start-glue-point="3" draw:end-shape="id29" draw:end-glue-point="1" svg:d="M35500 26550h-4500" svg:viewBox="0 0 4501 1">
          <text:p/>
        </draw:connector>
        <draw:connector draw:style-name="gr9" draw:text-style-name="P1" draw:layer="layout" svg:x1="37cm" svg:y1="26.55cm" svg:x2="38cm" svg:y2="26.55cm" draw:start-shape="id28" draw:start-glue-point="1" draw:end-shape="id30" draw:end-glue-point="3" svg:d="M37000 26550h1000" svg:viewBox="0 0 1001 1">
          <text:p/>
        </draw:connector>
        <draw:g xml:id="id33" draw:id="id33">
          <draw:custom-shape draw:style-name="gr24" draw:text-style-name="P1" draw:layer="layout" svg:width="1.8cm" svg:height="0.9cm" svg:x="38.2cm" svg:y="29.5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2.21cm" svg:height="1.4cm" svg:x="37.99cm" svg:y="29.3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6cm" svg:height="0.3cm" svg:x="38.8cm" svg:y="30.3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38.4cm" svg:y1="29.75cm" svg:x2="38.4cm" svg:y2="29.55cm">
            <text:p/>
          </draw:line>
          <draw:line draw:style-name="gr11" draw:text-style-name="P1" draw:layer="layout" svg:x1="38.8cm" svg:y1="29.75cm" svg:x2="38.8cm" svg:y2="29.55cm">
            <text:p/>
          </draw:line>
          <draw:line draw:style-name="gr11" draw:text-style-name="P1" draw:layer="layout" svg:x1="39cm" svg:y1="29.75cm" svg:x2="39cm" svg:y2="29.55cm">
            <text:p/>
          </draw:line>
          <draw:line draw:style-name="gr11" draw:text-style-name="P1" draw:layer="layout" svg:x1="39.2cm" svg:y1="29.75cm" svg:x2="39.2cm" svg:y2="29.55cm">
            <text:p/>
          </draw:line>
          <draw:line draw:style-name="gr11" draw:text-style-name="P1" draw:layer="layout" svg:x1="38.6cm" svg:y1="29.75cm" svg:x2="38.6cm" svg:y2="29.55cm">
            <text:p/>
          </draw:line>
          <draw:line draw:style-name="gr11" draw:text-style-name="P1" draw:layer="layout" svg:x1="39.4cm" svg:y1="29.75cm" svg:x2="39.4cm" svg:y2="29.55cm">
            <text:p/>
          </draw:line>
          <draw:line draw:style-name="gr11" draw:text-style-name="P1" draw:layer="layout" svg:x1="39.6cm" svg:y1="29.75cm" svg:x2="39.6cm" svg:y2="29.55cm">
            <text:p/>
          </draw:line>
          <draw:line draw:style-name="gr11" draw:text-style-name="P1" draw:layer="layout" svg:x1="39.8cm" svg:y1="29.75cm" svg:x2="39.8cm" svg:y2="29.55cm">
            <text:p/>
          </draw:line>
          <draw:custom-shape draw:style-name="gr27" draw:text-style-name="P1" draw:layer="layout" svg:width="1cm" svg:height="0.4cm" svg:x="38.6cm" svg:y="30.1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31" draw:id="id31" draw:layer="layout" svg:width="1.5cm" svg:height="1.5cm" svg:x="35.49cm" svg:y="29.3cm">
          <text:p text:style-name="P1"><text:span text:style-name="T1">LAN</text:span></text:p>
          <text:p text:style-name="P1"><text:span text:style-name="T1">XVC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3" draw:text-style-name="P3" xml:id="id32" draw:id="id32" draw:layer="layout" svg:width="1.4cm" svg:height="0.6cm" svg:x="29.6cm" svg:y="29.75cm">
          <draw:text-box>
            <text:p><text:span text:style-name="T2">LAN</text:span></text:p>
          </draw:text-box>
        </draw:frame>
        <draw:connector draw:style-name="gr9" draw:text-style-name="P1" draw:layer="layout" svg:x1="35.49cm" svg:y1="30.05cm" svg:x2="31cm" svg:y2="30.05cm" draw:start-shape="id31" draw:start-glue-point="3" draw:end-shape="id32" draw:end-glue-point="1" svg:d="M35490 30050h-4490" svg:viewBox="0 0 4491 1">
          <text:p/>
        </draw:connector>
        <draw:connector draw:style-name="gr9" draw:text-style-name="P1" draw:layer="layout" svg:x1="37.99cm" svg:y1="30.05cm" svg:x2="36.99cm" svg:y2="30.05cm" draw:start-shape="id33" draw:start-glue-point="3" draw:end-shape="id31" draw:end-glue-point="1" svg:d="M37990 30050h-1000" svg:viewBox="0 0 1001 1">
          <text:p/>
        </draw:connector>
        <draw:custom-shape draw:style-name="gr4" draw:text-style-name="P2" xml:id="id34" draw:id="id34" draw:layer="layout" svg:width="1.5cm" svg:height="1.5cm" svg:x="35.5cm" svg:y="22.8cm">
          <text:p text:style-name="P1"><text:span text:style-name="T1">CAN</text:span></text:p>
          <text:p text:style-name="P1"><text:span text:style-name="T1">XVC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3" draw:text-style-name="P3" xml:id="id35" draw:id="id35" draw:layer="layout" svg:width="1.4cm" svg:height="0.6cm" svg:x="29.6cm" svg:y="23.25cm">
          <draw:text-box>
            <text:p><text:span text:style-name="T2">CAN0</text:span></text:p>
          </draw:text-box>
        </draw:frame>
        <draw:connector draw:style-name="gr9" draw:text-style-name="P1" draw:layer="layout" svg:x1="35.5cm" svg:y1="23.55cm" svg:x2="31cm" svg:y2="23.55cm" draw:start-shape="id34" draw:start-glue-point="3" draw:end-shape="id35" draw:end-glue-point="1" svg:d="M35500 23550h-4500" svg:viewBox="0 0 4501 1">
          <text:p/>
        </draw:connector>
        <draw:g xml:id="id36" draw:id="id36">
          <draw:custom-shape draw:style-name="gr21" draw:text-style-name="P1" draw:layer="layout" svg:width="0.7cm" svg:height="1.6cm" draw:transform="rotate (1.5707963267949) translate (38cm 23.4cm)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6" draw:text-style-name="P1" draw:layer="layout" svg:width="0.2cm" svg:height="0.2cm" draw:transform="rotate (-1.5707963267949) translate (38.6cm 22.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8.6cm 23.1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8.3cm 23.1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9.2cm 22.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9.2cm 23.1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8.9cm 22.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8.9cm 23.1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9.5cm 22.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9.5cm 23.1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draw:transform="rotate (-1.5707963267949) translate (38.3cm 22.8cm)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7" draw:text-style-name="P1" draw:layer="layout" svg:x1="38.6cm" svg:y1="22.7cm" svg:x2="39cm" svg:y2="22.7cm">
              <text:p/>
            </draw:line>
            <draw:line draw:style-name="gr8" draw:text-style-name="P1" draw:layer="layout" svg:x1="39.6cm" svg:y1="23.4cm" svg:x2="39.6cm" svg:y2="22.7cm">
              <text:p/>
            </draw:line>
            <draw:line draw:style-name="gr8" draw:text-style-name="P1" draw:layer="layout" svg:x1="38cm" svg:y1="23.4cm" svg:x2="38cm" svg:y2="22.7cm">
              <text:p/>
            </draw:line>
            <draw:line draw:style-name="gr8" draw:text-style-name="P1" draw:layer="layout" svg:x1="39.6cm" svg:y1="22.7cm" svg:x2="38cm" svg:y2="22.7cm">
              <text:p/>
            </draw:line>
            <draw:line draw:style-name="gr8" draw:text-style-name="P1" draw:layer="layout" svg:x1="39.6cm" svg:y1="23.4cm" svg:x2="38cm" svg:y2="23.4cm">
              <text:p/>
            </draw:line>
          </draw:g>
        </draw:g>
        <draw:g xml:id="id37" draw:id="id37">
          <draw:custom-shape draw:style-name="gr6" draw:text-style-name="P1" draw:layer="layout" svg:width="0.2cm" svg:height="0.2cm" draw:transform="rotate (1.5707963267949) translate (38.4cm 2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cm 2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8.7cm 2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8.1cm 24.1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38cm" svg:y1="23.8cm" svg:x2="38cm" svg:y2="24.2cm">
            <text:p/>
          </draw:line>
          <draw:line draw:style-name="gr8" draw:text-style-name="P1" draw:layer="layout" svg:x1="39.3cm" svg:y1="24.2cm" svg:x2="38cm" svg:y2="24.2cm">
            <text:p/>
          </draw:line>
          <draw:line draw:style-name="gr8" draw:text-style-name="P1" draw:layer="layout" svg:x1="39.3cm" svg:y1="23.8cm" svg:x2="38cm" svg:y2="23.8cm">
            <text:p/>
          </draw:line>
          <draw:line draw:style-name="gr8" draw:text-style-name="P1" draw:layer="layout" svg:x1="39.3cm" svg:y1="23.8cm" svg:x2="39.3cm" svg:y2="24.2cm">
            <text:p/>
          </draw:line>
        </draw:g>
        <draw:connector draw:style-name="gr9" draw:text-style-name="P1" draw:layer="layout" svg:x1="37cm" svg:y1="23.55cm" svg:x2="38cm" svg:y2="23.05cm" draw:start-shape="id34" draw:start-glue-point="1" draw:end-shape="id36" draw:end-glue-point="3" svg:d="M37000 23550h500v-500h500" svg:viewBox="0 0 1001 501">
          <text:p/>
        </draw:connector>
        <draw:connector draw:style-name="gr9" draw:text-style-name="P1" draw:layer="layout" svg:x1="37cm" svg:y1="23.55cm" svg:x2="38cm" svg:y2="24cm" draw:start-shape="id34" draw:start-glue-point="1" draw:end-shape="id37" draw:end-glue-point="3" svg:d="M37000 23550h500v450h500" svg:viewBox="0 0 1001 451">
          <text:p/>
        </draw:connector>
        <draw:g xml:id="id38" draw:id="id38">
          <draw:custom-shape draw:style-name="gr6" draw:text-style-name="P1" draw:layer="layout" svg:width="0.2cm" svg:height="0.2cm" draw:transform="rotate (-1.5707963267949) translate (19.624cm 21.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624cm 21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924cm 21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024cm 21.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024cm 21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324cm 21.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324cm 21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724cm 21.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724cm 21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9.924cm 21.31cm)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8.724cm" svg:y1="21.2cm" svg:x2="18.224cm" svg:y2="21.2cm">
            <text:p/>
          </draw:line>
          <draw:custom-shape draw:style-name="gr6" draw:text-style-name="P1" draw:layer="layout" svg:width="0.2cm" svg:height="0.2cm" draw:transform="rotate (-1.5707963267949) translate (18.124cm 21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124cm 21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424cm 21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524cm 21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524cm 21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824cm 21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824cm 21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224cm 21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224cm 21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424cm 21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6.924cm" svg:y1="21.2cm" svg:x2="20.024cm" svg:y2="21.2cm">
            <text:p/>
          </draw:line>
          <draw:line draw:style-name="gr8" draw:text-style-name="P1" draw:layer="layout" svg:x1="20.024cm" svg:y1="21.9cm" svg:x2="20.024cm" svg:y2="21.2cm">
            <text:p/>
          </draw:line>
          <draw:line draw:style-name="gr8" draw:text-style-name="P1" draw:layer="layout" svg:x1="16.924cm" svg:y1="21.9cm" svg:x2="20.024cm" svg:y2="21.9cm">
            <text:p/>
          </draw:line>
          <draw:line draw:style-name="gr8" draw:text-style-name="P1" draw:layer="layout" svg:x1="16.924cm" svg:y1="21.9cm" svg:x2="16.924cm" svg:y2="21.2cm">
            <text:p/>
          </draw:line>
        </draw:g>
        <draw:connector draw:style-name="gr9" draw:text-style-name="P1" draw:layer="layout" svg:x1="20.024cm" svg:y1="21.55cm" svg:x2="27cm" svg:y2="21.55cm" draw:start-shape="id38" draw:start-glue-point="1" draw:end-shape="id39" draw:end-glue-point="3" svg:d="M20024 21550h6976" svg:viewBox="0 0 6977 1">
          <text:p/>
        </draw:connector>
        <draw:g xml:id="id40" draw:id="id40">
          <draw:custom-shape draw:style-name="gr28" draw:text-style-name="P1" draw:layer="layout" svg:width="0.595cm" svg:height="1.3cm" draw:transform="skewX (-0.00698131700797732) translate (18.8cm 25.9cm)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21cm" svg:height="1.7cm" svg:x="19.4cm" svg:y="25.7cm">
            <text:p text:style-name="P1"><text:span text:style-name="T4">μ</text:span>SD</text:p>
            <draw:enhanced-geometry svg:viewBox="0 0 21600 21600" draw:type="rectangle" draw:enhanced-path="M 0 0 L 21600 0 21600 21600 0 21600 0 0 Z N"/>
          </draw:custom-shape>
        </draw:g>
        <draw:frame draw:style-name="gr30" draw:text-style-name="P3" draw:layer="layout" svg:width="1.4cm" svg:height="0.5cm" svg:x="27cm" svg:y="26.3cm">
          <draw:text-box>
            <text:p><text:span text:style-name="T2">SSP1</text:span></text:p>
          </draw:text-box>
        </draw:frame>
        <draw:connector draw:style-name="gr9" draw:text-style-name="P1" draw:layer="layout" svg:x1="21.61cm" svg:y1="26.55cm" svg:x2="27cm" svg:y2="26.55cm" draw:start-shape="id40" draw:start-glue-point="1" svg:d="M21610 26550h5390" svg:viewBox="0 0 5391 1">
          <text:p/>
        </draw:connector>
        <draw:custom-shape draw:style-name="gr12" draw:text-style-name="P1" xml:id="id54" draw:id="id54" draw:layer="layout" svg:width="0.8cm" svg:height="0.8cm" svg:x="32.4cm" svg:y="14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62" draw:id="id62" draw:layer="layout" svg:width="1.8cm" svg:height="3.2cm" svg:x="20.9cm" svg:y="14.7cm">
          <draw:glue-point draw:id="4" svg:x="-5cm" svg:y="2.5cm"/>
          <draw:glue-point draw:id="5" svg:x="-5.05cm" svg:y="-3.125cm"/>
          <draw:glue-point draw:id="6" svg:x="-3.333cm" svg:y="5cm"/>
          <draw:glue-point draw:id="7" svg:x="3.333cm" svg:y="5cm"/>
          <text:p text:style-name="P1"><text:span text:style-name="T1">8-bit</text:span></text:p>
          <text:p text:style-name="P1"><text:span text:style-name="T1">PIC</text:span></text:p>
          <text:p text:style-name="P1"><text:span text:style-name="T1">CONFIG</text:span></text:p>
          <text:p text:style-name="P1"><text:span text:style-name="T1">EEP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1" draw:id="id61">
          <draw:custom-shape draw:style-name="gr6" draw:text-style-name="P1" draw:layer="layout" svg:width="0.2cm" svg:height="0.2cm" draw:transform="rotate (-1.5707963267949) translate (18.5cm 1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2cm 1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8.8cm 19.9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8.9cm" svg:y1="20.2cm" svg:x2="18.9cm" svg:y2="19.8cm">
            <text:p/>
          </draw:line>
          <draw:line draw:style-name="gr8" draw:text-style-name="P1" draw:layer="layout" svg:x1="17cm" svg:y1="19.8cm" svg:x2="18.9cm" svg:y2="19.8cm">
            <text:p/>
          </draw:line>
          <draw:line draw:style-name="gr8" draw:text-style-name="P1" draw:layer="layout" svg:x1="17cm" svg:y1="20.2cm" svg:x2="18.9cm" svg:y2="20.2cm">
            <text:p/>
          </draw:line>
          <draw:line draw:style-name="gr8" draw:text-style-name="P1" draw:layer="layout" svg:x1="17cm" svg:y1="20.2cm" svg:x2="17cm" svg:y2="19.8cm">
            <text:p/>
          </draw:line>
          <draw:custom-shape draw:style-name="gr6" draw:text-style-name="P1" draw:layer="layout" svg:width="0.2cm" svg:height="0.2cm" draw:transform="rotate (-1.5707963267949) translate (17.9cm 1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6cm 1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-1.5707963267949) translate (17.3cm 1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2" draw:text-style-name="P1" draw:layer="layout" svg:x1="24.5cm" svg:y1="14.9cm" svg:x2="25.5cm" svg:y2="14.9cm">
          <text:p/>
        </draw:line>
        <draw:custom-shape draw:style-name="gr33" draw:text-style-name="P1" draw:layer="layout" svg:width="1.7cm" svg:height="3.2cm" svg:x="22.709cm" svg:y="14.7cm">
          <text:p text:style-name="P1"><text:span text:style-name="T1">32-BIT</text:span></text:p>
          <text:p text:style-name="P1"><text:span text:style-name="T1">SHIFT</text:span></text:p>
          <text:p text:style-name="P1"><text:span text:style-name="T1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24.509cm" svg:y1="15.1cm" svg:x2="25.509cm" svg:y2="15.1cm">
          <text:p/>
        </draw:line>
        <draw:line draw:style-name="gr32" draw:text-style-name="P1" draw:layer="layout" svg:x1="24.509cm" svg:y1="15.3cm" svg:x2="25.509cm" svg:y2="15.3cm">
          <text:p/>
        </draw:line>
        <draw:line draw:style-name="gr32" draw:text-style-name="P1" draw:layer="layout" svg:x1="24.509cm" svg:y1="15.5cm" svg:x2="25.509cm" svg:y2="15.5cm">
          <text:p/>
        </draw:line>
        <draw:line draw:style-name="gr32" draw:text-style-name="P1" draw:layer="layout" svg:x1="24.509cm" svg:y1="16.7cm" svg:x2="25.509cm" svg:y2="16.7cm">
          <text:p/>
        </draw:line>
        <draw:line draw:style-name="gr32" draw:text-style-name="P1" draw:layer="layout" svg:x1="24.509cm" svg:y1="16.9cm" svg:x2="25.509cm" svg:y2="16.9cm">
          <text:p/>
        </draw:line>
        <draw:line draw:style-name="gr32" draw:text-style-name="P1" draw:layer="layout" svg:x1="24.509cm" svg:y1="17.1cm" svg:x2="25.509cm" svg:y2="17.1cm">
          <text:p/>
        </draw:line>
        <draw:line draw:style-name="gr32" draw:text-style-name="P1" draw:layer="layout" svg:x1="24.509cm" svg:y1="17.3cm" svg:x2="25.509cm" svg:y2="17.3cm">
          <text:p/>
        </draw:line>
        <draw:line draw:style-name="gr34" draw:text-style-name="P1" draw:layer="layout" svg:x1="24.909cm" svg:y1="15.6cm" svg:x2="24.909cm" svg:y2="16.6cm">
          <text:p/>
        </draw:line>
        <draw:frame draw:style-name="gr35" draw:text-style-name="P3" draw:layer="layout" svg:width="1.673cm" svg:height="0.412cm" draw:transform="rotate (1.5707963267949) translate (25.888cm 16.9cm)">
          <draw:text-box>
            <text:p><text:span text:style-name="T2">ENABLES</text:span></text:p>
          </draw:text-box>
        </draw:frame>
        <draw:custom-shape draw:style-name="gr36" draw:text-style-name="P1" draw:layer="layout" svg:width="0.3cm" svg:height="2.8cm" svg:x="25.509cm" svg:y="14.7cm">
          <text:p/>
          <draw:enhanced-geometry svg:viewBox="0 0 21600 21600" draw:glue-points="0 0 0 21600 21600 10800" draw:text-areas="0 ?f9 7800 ?f10" draw:type="right-brace" draw:modifiers="1800 10572.509817922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3" xml:id="id64" draw:id="id64" draw:layer="layout" svg:width="1.4cm" svg:height="0.6cm" svg:x="27cm" svg:y="19.7cm">
          <draw:text-box>
            <text:p><text:span text:style-name="T2">I2C0</text:span></text:p>
          </draw:text-box>
        </draw:frame>
        <draw:g xml:id="id41" draw:id="id41">
          <draw:custom-shape draw:style-name="gr37" draw:text-style-name="P1" draw:layer="layout" svg:width="5.4cm" svg:height="1.9cm" svg:x="17.1cm" svg:y="10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3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55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8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05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3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55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8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05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3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55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8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05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3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55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8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05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3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55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8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2.05cm" svg:y="10.6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3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55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8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05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3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55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8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05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3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55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8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05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3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55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8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05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3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55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8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2.05cm" svg:y="10.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3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55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8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05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3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55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8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05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3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55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8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05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3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55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8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05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3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55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8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2.05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3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55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7.8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05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3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55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8.8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05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3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55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19.8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05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3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55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0.8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05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3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55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1.8cm" svg:y="1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cm" svg:height="0.3cm" svg:x="22.05cm" svg:y="11cm">
            <text:p/>
            <draw:enhanced-geometry svg:viewBox="0 0 21600 21600" draw:type="rectangle" draw:enhanced-path="M 0 0 L 21600 0 21600 21600 0 21600 0 0 Z N"/>
          </draw:custom-shape>
        </draw:g>
        <draw:g xml:id="id45" draw:id="id45">
          <draw:custom-shape draw:style-name="gr39" draw:text-style-name="P1" draw:layer="layout" svg:width="1.11cm" svg:height="1.1cm" svg:x="17.114cm" svg:y="12.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89cm" svg:height="0.9cm" svg:x="17.224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custom-shape draw:style-name="gr39" draw:text-style-name="P1" draw:layer="layout" svg:width="1.11cm" svg:height="1.1cm" svg:x="21.4cm" svg:y="12.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89cm" svg:height="0.9cm" svg:x="21.51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3" xml:id="id42" draw:id="id42" draw:layer="layout" svg:width="1.4cm" svg:height="0.6cm" svg:x="27cm" svg:y="10.65cm">
          <draw:text-box>
            <text:p><text:span text:style-name="T2">GPIO</text:span></text:p>
          </draw:text-box>
        </draw:frame>
        <draw:frame draw:style-name="gr30" draw:text-style-name="P3" xml:id="id44" draw:id="id44" draw:layer="layout" svg:width="1.4cm" svg:height="0.6cm" svg:x="27cm" svg:y="12.65cm">
          <draw:text-box>
            <text:p><text:span text:style-name="T2">GPIO</text:span></text:p>
          </draw:text-box>
        </draw:frame>
        <draw:connector draw:style-name="gr9" draw:text-style-name="P1" draw:layer="layout" svg:x1="22.5cm" svg:y1="10.95cm" svg:x2="27cm" svg:y2="10.95cm" draw:start-shape="id41" draw:start-glue-point="1" draw:end-shape="id42" draw:end-glue-point="3" svg:d="M22500 10950h4500" svg:viewBox="0 0 4501 1">
          <text:p/>
        </draw:connector>
        <draw:connector draw:style-name="gr9" draw:text-style-name="P1" draw:layer="layout" svg:x1="22.51cm" svg:y1="12.95cm" svg:x2="27cm" svg:y2="12.95cm" draw:start-shape="id43" draw:start-glue-point="1" draw:end-shape="id44" draw:end-glue-point="3" svg:d="M22510 12950h4490" svg:viewBox="0 0 4491 1">
          <text:p/>
        </draw:connector>
        <draw:connector draw:style-name="gr9" draw:text-style-name="P1" draw:layer="layout" svg:x1="18.224cm" svg:y1="12.95cm" svg:x2="19.2cm" svg:y2="12.95cm" draw:start-shape="id45" draw:start-glue-point="1" draw:end-shape="id46" draw:end-glue-point="3" svg:d="M18224 12950h976" svg:viewBox="0 0 977 1">
          <text:p/>
        </draw:connector>
        <draw:connector draw:style-name="gr9" draw:text-style-name="P1" draw:layer="layout" svg:x1="20.31cm" svg:y1="12.95cm" svg:x2="21.4cm" svg:y2="12.95cm" draw:start-shape="id46" draw:start-glue-point="1" draw:end-shape="id43" draw:end-glue-point="3" svg:d="M20310 12950h1090" svg:viewBox="0 0 1091 1">
          <text:p/>
        </draw:connector>
        <draw:g xml:id="id60" draw:id="id60">
          <draw:custom-shape draw:style-name="gr6" draw:text-style-name="P1" draw:layer="layout" svg:width="0.2cm" svg:height="0.2cm" draw:transform="rotate (1.5707963267949) translate (38.4cm 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cm 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8.7cm 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.3cm 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8.1cm 1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cm" svg:height="0.2cm" draw:transform="rotate (1.5707963267949) translate (39.6cm 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2cm 19.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39.9cm 19.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draw:transform="rotate (1.5707963267949) translate (40.5cm 19.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38cm" svg:y1="18.7cm" svg:x2="38cm" svg:y2="19.1cm">
            <text:p/>
          </draw:line>
          <draw:line draw:style-name="gr8" draw:text-style-name="P1" draw:layer="layout" svg:x1="40.8cm" svg:y1="19.1cm" svg:x2="38cm" svg:y2="19.1cm">
            <text:p/>
          </draw:line>
          <draw:line draw:style-name="gr8" draw:text-style-name="P1" draw:layer="layout" svg:x1="40.8cm" svg:y1="18.7cm" svg:x2="38cm" svg:y2="18.7cm">
            <text:p/>
          </draw:line>
          <draw:line draw:style-name="gr8" draw:text-style-name="P1" draw:layer="layout" svg:x1="40.8cm" svg:y1="18.7cm" svg:x2="40.8cm" svg:y2="19.1cm">
            <text:p/>
          </draw:line>
        </draw:g>
        <draw:frame draw:style-name="gr30" draw:text-style-name="P3" xml:id="id39" draw:id="id39" draw:layer="layout" svg:width="1.4cm" svg:height="0.5cm" svg:x="27cm" svg:y="21.3cm">
          <draw:text-box>
            <text:p><text:span text:style-name="T2">JTAG</text:span></text:p>
          </draw:text-box>
        </draw:frame>
        <draw:g xml:id="id46" draw:id="id46">
          <draw:custom-shape draw:style-name="gr39" draw:text-style-name="P1" draw:layer="layout" svg:width="1.11cm" svg:height="1.1cm" svg:x="19.2cm" svg:y="12.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7cm" svg:height="0.7cm" svg:x="19.41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" draw:layer="layout" svg:width="0.3cm" svg:height="0.3cm" svg:x="19.61cm" svg:y="12.8cm">
            <text:p/>
            <draw:enhanced-geometry svg:viewBox="0 0 21600 21600" draw:type="rectangle" draw:enhanced-path="M 0 0 L 21600 0 21600 21600 0 21600 0 0 Z N"/>
          </draw:custom-shape>
        </draw:g>
        <draw:g xml:id="id49" draw:id="id49">
          <draw:custom-shape draw:style-name="gr43" draw:text-style-name="P1" draw:layer="layout" svg:width="1.7cm" svg:height="1.7cm" svg:x="18.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draw:layer="layout" svg:width="1.5cm" svg:height="1.5cm" svg:x="18.5cm" svg:y="28.3cm">
            <text:p text:style-name="P1"><text:span text:style-name="T1">CR203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custom-shape draw:style-name="gr10" draw:text-style-name="P1" draw:layer="layout" svg:width="1cm" svg:height="0.2cm" svg:x="18.7cm" svg:y="30.6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20cm" svg:y1="30.95cm" svg:x2="18.4cm" svg:y2="30.95cm">
            <text:p/>
          </draw:line>
          <draw:line draw:style-name="gr8" draw:text-style-name="P1" draw:layer="layout" svg:x1="19.8cm" svg:y1="30.45cm" svg:x2="18.6cm" svg:y2="30.45cm">
            <text:p/>
          </draw:line>
          <draw:line draw:style-name="gr8" draw:text-style-name="P1" draw:layer="layout" svg:x1="18.4cm" svg:y1="30.65cm" svg:x2="18.6cm" svg:y2="30.45cm">
            <text:p/>
          </draw:line>
          <draw:line draw:style-name="gr8" draw:text-style-name="P1" draw:layer="layout" svg:x1="19.8cm" svg:y1="30.45cm" svg:x2="20cm" svg:y2="30.65cm">
            <text:p/>
          </draw:line>
          <draw:line draw:style-name="gr8" draw:text-style-name="P1" draw:layer="layout" svg:x1="18.4cm" svg:y1="30.95cm" svg:x2="18.4cm" svg:y2="30.65cm">
            <text:p/>
          </draw:line>
          <draw:line draw:style-name="gr8" draw:text-style-name="P1" draw:layer="layout" svg:x1="20cm" svg:y1="30.95cm" svg:x2="20cm" svg:y2="30.65cm">
            <text:p/>
          </draw:line>
          <draw:line draw:style-name="gr11" draw:text-style-name="P1" draw:layer="layout" svg:x1="18.8cm" svg:y1="30.75cm" svg:x2="18.8cm" svg:y2="30.55cm">
            <text:p/>
          </draw:line>
          <draw:line draw:style-name="gr11" draw:text-style-name="P1" draw:layer="layout" svg:x1="19.2cm" svg:y1="30.75cm" svg:x2="19.2cm" svg:y2="30.55cm">
            <text:p/>
          </draw:line>
          <draw:line draw:style-name="gr11" draw:text-style-name="P1" draw:layer="layout" svg:x1="19.4cm" svg:y1="30.75cm" svg:x2="19.4cm" svg:y2="30.55cm">
            <text:p/>
          </draw:line>
          <draw:line draw:style-name="gr11" draw:text-style-name="P1" draw:layer="layout" svg:x1="19.6cm" svg:y1="30.75cm" svg:x2="19.6cm" svg:y2="30.55cm">
            <text:p/>
          </draw:line>
          <draw:line draw:style-name="gr11" draw:text-style-name="P1" draw:layer="layout" svg:x1="19cm" svg:y1="30.75cm" svg:x2="19cm" svg:y2="30.55cm">
            <text:p/>
          </draw:line>
        </draw:g>
        <draw:custom-shape draw:style-name="gr3" draw:text-style-name="P2" xml:id="id48" draw:id="id48" draw:layer="layout" svg:width="1.5cm" svg:height="1.4cm" svg:x="22cm" svg:y="30cm">
          <text:p text:style-name="P1"><text:span text:style-name="T1">POWER</text:span></text:p>
          <text:p text:style-name="P1"><text:span text:style-name="T1">SUPPLY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0cm" svg:y1="30.7cm" svg:x2="22cm" svg:y2="30.7cm" draw:start-shape="id47" draw:start-glue-point="1" draw:end-shape="id48" draw:end-glue-point="3" svg:d="M20000 30700h2000" svg:viewBox="0 0 2001 1">
          <text:p/>
        </draw:connector>
        <draw:frame draw:style-name="gr30" draw:text-style-name="P3" xml:id="id50" draw:id="id50" draw:layer="layout" svg:width="1.4cm" svg:height="0.5cm" svg:x="27cm" svg:y="28.8cm">
          <draw:text-box>
            <text:p><text:span text:style-name="T2">VBATT</text:span></text:p>
          </draw:text-box>
        </draw:frame>
        <draw:connector draw:style-name="gr9" draw:text-style-name="P1" draw:layer="layout" svg:x1="20.1cm" svg:y1="29.05cm" svg:x2="27cm" svg:y2="29.05cm" draw:start-shape="id49" draw:start-glue-point="1" draw:end-shape="id50" draw:end-glue-point="3" svg:d="M20100 29050h6900" svg:viewBox="0 0 6901 1">
          <text:p/>
        </draw:connector>
        <draw:line draw:style-name="gr45" draw:text-style-name="P1" draw:layer="layout" svg:x1="23.5cm" svg:y1="30.3cm" svg:x2="24.3cm" svg:y2="30.3cm">
          <text:p/>
        </draw:line>
        <draw:frame draw:style-name="gr30" draw:text-style-name="P3" draw:layer="layout" svg:width="1.4cm" svg:height="0.5cm" svg:x="24.3cm" svg:y="30.8cm">
          <draw:text-box>
            <text:p><text:span text:style-name="T2">+3.3V</text:span></text:p>
          </draw:text-box>
        </draw:frame>
        <draw:frame draw:style-name="gr30" draw:text-style-name="P3" draw:layer="layout" svg:width="1.4cm" svg:height="0.5cm" svg:x="24.3cm" svg:y="30.1cm">
          <draw:text-box>
            <text:p><text:span text:style-name="T2">+5V</text:span></text:p>
          </draw:text-box>
        </draw:frame>
        <draw:line draw:style-name="gr1" draw:text-style-name="P6" draw:layer="layout" svg:x1="16.5cm" svg:y1="15cm" svg:x2="16.5cm" svg:y2="17cm">
          <text:p/>
        </draw:line>
        <draw:line draw:style-name="gr1" draw:text-style-name="P1" draw:layer="layout" svg:x1="31cm" svg:y1="22cm" svg:x2="41.5cm" svg:y2="22cm">
          <text:p/>
        </draw:line>
        <draw:line draw:style-name="gr1" draw:text-style-name="P1" draw:layer="layout" svg:x1="41.5cm" svg:y1="19cm" svg:x2="41.5cm" svg:y2="22cm">
          <text:p/>
        </draw:line>
        <draw:line draw:style-name="gr1" draw:text-style-name="P6" draw:layer="layout" svg:x1="41.5cm" svg:y1="22cm" svg:x2="41.5cm" svg:y2="25cm">
          <text:p/>
        </draw:line>
        <draw:line draw:style-name="gr1" draw:text-style-name="P1" draw:layer="layout" svg:x1="16.5cm" svg:y1="32cm" svg:x2="27cm" svg:y2="32cm">
          <text:p/>
        </draw:line>
        <draw:line draw:style-name="gr1" draw:text-style-name="P1" draw:layer="layout" svg:x1="16.5cm" svg:y1="28cm" svg:x2="16.5cm" svg:y2="32cm">
          <text:p/>
        </draw:line>
        <draw:line draw:style-name="gr1" draw:text-style-name="P1" draw:layer="layout" svg:x1="31cm" svg:y1="13cm" svg:x2="41.5cm" svg:y2="13cm">
          <text:p/>
        </draw:line>
        <draw:line draw:style-name="gr1" draw:text-style-name="P1" draw:layer="layout" svg:x1="31cm" svg:y1="9cm" svg:x2="41.5cm" svg:y2="9cm">
          <text:p/>
        </draw:line>
        <draw:line draw:style-name="gr1" draw:text-style-name="P6" draw:layer="layout" svg:x1="41.5cm" svg:y1="13cm" svg:x2="41.5cm" svg:y2="16.5cm">
          <text:p/>
        </draw:line>
        <draw:line draw:style-name="gr1" draw:text-style-name="P6" draw:layer="layout" svg:x1="41.5cm" svg:y1="9cm" svg:x2="41.5cm" svg:y2="13cm">
          <text:p/>
        </draw:line>
        <draw:line draw:style-name="gr1" draw:text-style-name="P6" draw:layer="layout" svg:x1="41.5cm" svg:y1="5cm" svg:x2="41.5cm" svg:y2="9cm">
          <text:p/>
        </draw:line>
        <draw:line draw:style-name="gr1" draw:text-style-name="P1" draw:layer="layout" svg:x1="31cm" svg:y1="5cm" svg:x2="41.5cm" svg:y2="5cm">
          <text:p/>
        </draw:line>
        <draw:line draw:style-name="gr1" draw:text-style-name="P1" draw:layer="layout" svg:x1="31cm" svg:y1="3cm" svg:x2="41.5cm" svg:y2="3cm">
          <text:p/>
        </draw:line>
        <draw:line draw:style-name="gr1" draw:text-style-name="P6" draw:layer="layout" svg:x1="41.5cm" svg:y1="3cm" svg:x2="41.5cm" svg:y2="5cm">
          <text:p/>
        </draw:line>
        <draw:line draw:style-name="gr1" draw:text-style-name="P1" draw:layer="layout" svg:x1="16.5cm" svg:y1="3cm" svg:x2="27cm" svg:y2="3cm">
          <text:p/>
        </draw:line>
        <draw:line draw:style-name="gr1" draw:text-style-name="P6" draw:layer="layout" svg:x1="16.5cm" svg:y1="3cm" svg:x2="16.5cm" svg:y2="9cm">
          <text:p/>
        </draw:line>
        <draw:line draw:style-name="gr1" draw:text-style-name="P1" draw:layer="layout" svg:x1="16.5cm" svg:y1="9cm" svg:x2="27cm" svg:y2="9cm">
          <text:p/>
        </draw:line>
        <draw:line draw:style-name="gr1" draw:text-style-name="P6" draw:layer="layout" svg:x1="16.5cm" svg:y1="9cm" svg:x2="16.5cm" svg:y2="15cm">
          <text:p/>
        </draw:line>
        <draw:line draw:style-name="gr1" draw:text-style-name="P6" draw:layer="layout" svg:x1="41.5cm" svg:y1="25cm" svg:x2="41.5cm" svg:y2="28cm">
          <text:p/>
        </draw:line>
        <draw:line draw:style-name="gr1" draw:text-style-name="P1" draw:layer="layout" svg:x1="41.5cm" svg:y1="32cm" svg:x2="31cm" svg:y2="32cm">
          <text:p/>
        </draw:line>
        <draw:line draw:style-name="gr1" draw:text-style-name="P6" draw:layer="layout" svg:x1="41.5cm" svg:y1="28cm" svg:x2="41.5cm" svg:y2="32cm">
          <text:p/>
        </draw:line>
        <draw:line draw:style-name="gr1" draw:text-style-name="P1" draw:layer="layout" svg:x1="16.5cm" svg:y1="25cm" svg:x2="16.5cm" svg:y2="28cm">
          <text:p/>
        </draw:line>
        <draw:line draw:style-name="gr1" draw:text-style-name="P6" draw:layer="layout" svg:x1="16.5cm" svg:y1="17cm" svg:x2="16.5cm" svg:y2="24.9cm">
          <text:p/>
        </draw:line>
        <draw:frame draw:style-name="gr46" draw:text-style-name="P3" draw:layer="layout" svg:width="1.7cm" svg:height="0.612cm" svg:x="16.5cm" svg:y="8.4cm">
          <draw:text-box>
            <text:p><text:span text:style-name="T2">L-ARM</text:span></text:p>
          </draw:text-box>
        </draw:frame>
        <draw:frame draw:style-name="gr46" draw:text-style-name="P3" draw:layer="layout" svg:width="1.7cm" svg:height="0.612cm" svg:x="16.5cm" svg:y="31.388cm">
          <draw:text-box>
            <text:p><text:span text:style-name="T2">HEAD</text:span></text:p>
          </draw:text-box>
        </draw:frame>
        <draw:frame draw:style-name="gr47" draw:text-style-name="P3" draw:layer="layout" svg:width="1.8cm" svg:height="0.612cm" svg:x="39.7cm" svg:y="31.388cm">
          <draw:text-box>
            <text:p><text:span text:style-name="T2">L-LEG4</text:span></text:p>
          </draw:text-box>
        </draw:frame>
        <draw:frame draw:style-name="gr47" draw:text-style-name="P3" draw:layer="layout" svg:width="1.8cm" svg:height="0.612cm" svg:x="39.7cm" svg:y="27.388cm">
          <draw:text-box>
            <text:p><text:span text:style-name="T2">L-LEG3</text:span></text:p>
          </draw:text-box>
        </draw:frame>
        <draw:frame draw:style-name="gr46" draw:text-style-name="P3" draw:layer="layout" svg:width="1.7cm" svg:height="0.612cm" svg:x="21.8cm" svg:y="27.4cm">
          <draw:text-box>
            <text:p><text:span text:style-name="T2">L-LEG3</text:span></text:p>
          </draw:text-box>
        </draw:frame>
        <draw:frame draw:style-name="gr47" draw:text-style-name="P3" draw:layer="layout" svg:width="1.8cm" svg:height="0.612cm" svg:x="39.7cm" svg:y="24.388cm">
          <draw:text-box>
            <text:p><text:span text:style-name="T2">L-LEG2</text:span></text:p>
          </draw:text-box>
        </draw:frame>
        <draw:frame draw:style-name="gr47" draw:text-style-name="P3" draw:layer="layout" svg:width="1.8cm" svg:height="0.612cm" svg:x="39.7cm" svg:y="19.188cm">
          <draw:text-box>
            <text:p><text:span text:style-name="T2">R-ARM</text:span></text:p>
          </draw:text-box>
        </draw:frame>
        <draw:frame draw:style-name="gr47" draw:text-style-name="P3" draw:layer="layout" svg:width="1.8cm" svg:height="0.612cm" svg:x="39.7cm" svg:y="21.388cm">
          <draw:text-box>
            <text:p><text:span text:style-name="T2">R-LEG4</text:span></text:p>
          </draw:text-box>
        </draw:frame>
        <draw:frame draw:style-name="gr47" draw:text-style-name="P3" draw:layer="layout" svg:width="1.8cm" svg:height="0.612cm" svg:x="39.7cm" svg:y="16.4cm">
          <draw:text-box>
            <text:p><text:span text:style-name="T2">R-LEG3</text:span></text:p>
          </draw:text-box>
        </draw:frame>
        <draw:frame draw:style-name="gr47" draw:text-style-name="P3" draw:layer="layout" svg:width="1.8cm" svg:height="0.612cm" svg:x="39.7cm" svg:y="12.4cm">
          <draw:text-box>
            <text:p><text:span text:style-name="T2">R-LEG2</text:span></text:p>
          </draw:text-box>
        </draw:frame>
        <draw:frame draw:style-name="gr47" draw:text-style-name="P3" draw:layer="layout" svg:width="1.8cm" svg:height="0.612cm" svg:x="39.7cm" svg:y="8.4cm">
          <draw:text-box>
            <text:p><text:span text:style-name="T2">R-LEG1</text:span></text:p>
          </draw:text-box>
        </draw:frame>
        <draw:frame draw:style-name="gr47" draw:text-style-name="P3" draw:layer="layout" svg:width="1.8cm" svg:height="0.612cm" svg:x="39.7cm" svg:y="4.388cm">
          <draw:text-box>
            <text:p><text:span text:style-name="T2">L-LEG1</text:span></text:p>
          </draw:text-box>
        </draw:frame>
        <draw:line draw:style-name="gr45" draw:text-style-name="P1" draw:layer="layout" svg:x1="23.5cm" svg:y1="31.1cm" svg:x2="24.3cm" svg:y2="31.1cm">
          <text:p/>
        </draw:line>
        <draw:g xml:id="id52" draw:id="id52">
          <draw:custom-shape draw:style-name="gr48" draw:text-style-name="P1" draw:layer="layout" svg:width="1.814cm" svg:height="1.6cm" draw:transform="rotate (-3.14159265358979) translate (17.757cm 17.9cm)">
            <text:p/>
            <draw:enhanced-geometry draw:mirror-horizontal="false" draw:glue-point-type="segments" draw:type="mso-spt100" draw:modifiers="-90 89.970722649705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9" draw:text-style-name="P2" draw:layer="layout" svg:width="0.747cm" svg:height="0.746cm" svg:x="16.903cm" svg:y="16.727cm">
            <text:p text:style-name="P1"><text:span text:style-name="T1">BZ</text:span></text:p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xml:id="id51" draw:id="id51" draw:layer="layout" svg:width="1.5cm" svg:height="1.6cm" svg:x="18.4cm" svg:y="16.3cm"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8.4cm" svg:y1="17.1cm" svg:x2="17.757cm" svg:y2="17.1cm" draw:start-shape="id51" draw:start-glue-point="3" draw:end-shape="id52" draw:end-glue-point="1" svg:d="M18400 17100h-643" svg:viewBox="0 0 644 1">
          <text:p/>
        </draw:connector>
        <draw:custom-shape draw:style-name="gr51" draw:text-style-name="P7" draw:layer="layout" svg:width="6cm" svg:height="1.1cm" draw:transform="rotate (1.5707963267949) translate (41.5cm 9cm)">
          <text:p text:style-name="P1"><text:span text:style-name="T5">COM1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1.1cm" draw:transform="rotate (1.5707963267949) translate (41.5cm 13cm)">
          <text:p text:style-name="P1"><text:span text:style-name="T5">COM2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1.1cm" draw:transform="rotate (1.5707963267949) translate (41.5cm 17cm)">
          <text:p text:style-name="P1"><text:span text:style-name="T5">COM3</text:span></text:p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5cm" svg:height="1.1cm" draw:transform="rotate (1.5707963267949) translate (41.5cm 22cm)">
          <text:p text:style-name="P1"><text:span text:style-name="T6">PROG-OUT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3cm" svg:height="1.1cm" draw:transform="rotate (1.5707963267949) translate (41.5cm 25cm)">
          <text:p text:style-name="P1"><text:span text:style-name="T5">CANBUS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1.1cm" draw:transform="rotate (1.5707963267949) translate (41.5cm 32cm)">
          <text:p text:style-name="P1"><text:span text:style-name="T5">ETHERNET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3cm" svg:height="1.1cm" draw:transform="rotate (1.5707963267949) translate (41.5cm 28cm)">
          <text:p text:style-name="P1"><text:span text:style-name="T5">USB-OTG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6cm" svg:height="1.1cm" draw:transform="rotate (1.5707963267949) translate (15.4cm 9cm)">
          <text:p text:style-name="P1"><text:span text:style-name="T5">COM0</text:span></text:p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10.3cm" svg:height="1.1cm" draw:transform="rotate (1.5707963267949) translate (15.4cm 19.3cm)">
          <text:p text:style-name="P1"><text:span text:style-name="T5">USER INTERFACE</text:span></text:p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4.8cm" svg:height="1.1cm" draw:transform="rotate (1.5707963267949) translate (15.4cm 24.1cm)">
          <text:p text:style-name="P1"><text:span text:style-name="T5">PROG-IN</text:span></text:p>
          <draw:enhanced-geometry svg:viewBox="0 0 21600 21600" draw:type="rectangle" draw:enhanced-path="M 0 0 L 21600 0 21600 21600 0 21600 0 0 Z N"/>
        </draw:custom-shape>
        <draw:custom-shape draw:style-name="gr57" draw:text-style-name="P7" draw:layer="layout" svg:width="7.9cm" svg:height="1.1cm" draw:transform="rotate (1.5707963267949) translate (15.4cm 32cm)">
          <text:p text:style-name="P1"><text:span text:style-name="T5">MISC</text:span></text:p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4.8cm" svg:height="1.1cm" draw:transform="rotate (1.5707963267949) translate (15.4cm 24.1cm)">
          <text:p text:style-name="P1"><text:span text:style-name="T5">PROG-I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1.5cm" svg:y1="17cm" svg:x2="41.5cm" svg:y2="19cm">
          <text:p/>
        </draw:line>
        <draw:line draw:style-name="gr1" draw:text-style-name="P1" draw:layer="layout" svg:x1="18cm" svg:y1="25cm" svg:x2="18cm" svg:y2="28cm">
          <text:p/>
        </draw:line>
        <draw:custom-shape draw:style-name="gr58" draw:text-style-name="P1" draw:layer="layout" svg:width="57.1cm" svg:height="39.7cm" svg:x="1.2cm" svg:y="1.2cm">
          <text:p/>
          <draw:enhanced-geometry svg:viewBox="0 0 21600 21600" draw:path-stretchpoint-x="10800" draw:path-stretchpoint-y="10800" draw:text-areas="?f3 ?f4 ?f5 ?f6" draw:type="round-rectangle" draw:modifiers="293.09637730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59" draw:text-style-name="P1" draw:layer="layout" svg:width="2.54cm" svg:height="0.897cm" svg:x="54.92cm" svg:y="37.5cm">
            <draw:image xlink:href="Pictures/100000000000019C000000AB21728E35.jpg" xlink:type="simple" xlink:show="embed" xlink:actuate="onLoad">
              <text:p/>
            </draw:image>
          </draw:frame>
          <draw:line draw:style-name="gr60" draw:text-style-name="P1" draw:layer="layout" svg:x1="48.76cm" svg:y1="36.4cm" svg:x2="57.8cm" svg:y2="36.416cm">
            <text:p/>
          </draw:line>
          <draw:line draw:style-name="gr60" draw:text-style-name="P1" draw:layer="layout" svg:x1="48.76cm" svg:y1="38.4cm" svg:x2="57.76cm" svg:y2="38.4cm">
            <text:p/>
          </draw:line>
          <draw:line draw:style-name="gr60" draw:text-style-name="P1" draw:layer="layout" svg:x1="48.76cm" svg:y1="39.4cm" svg:x2="57.76cm" svg:y2="39.4cm">
            <text:p/>
          </draw:line>
          <draw:frame draw:style-name="gr61" draw:text-style-name="P9" draw:layer="layout" svg:width="2.3cm" svg:height="0.9cm" svg:x="48.76cm" svg:y="39.5cm">
            <draw:text-box>
              <text:p text:style-name="P9"><text:span text:style-name="T7"><text:author-initials text:fixed="false">RCL</text:author-initials></text:span></text:p>
            </draw:text-box>
          </draw:frame>
          <draw:frame draw:style-name="gr62" draw:text-style-name="P4" draw:layer="layout" svg:width="1.194cm" svg:height="0.331cm" svg:x="48.76cm" svg:y="39.4cm">
            <draw:text-box>
              <text:p><text:span text:style-name="T3">Drawn:</text:span></text:p>
            </draw:text-box>
          </draw:frame>
          <draw:frame draw:style-name="gr63" draw:text-style-name="P4" draw:layer="layout" svg:width="1.012cm" svg:height="0.331cm" svg:x="51.06cm" svg:y="39.4cm">
            <draw:text-box>
              <text:p><text:span text:style-name="T3">Date:</text:span></text:p>
            </draw:text-box>
          </draw:frame>
          <draw:frame draw:style-name="gr64" draw:text-style-name="P1" draw:layer="layout" svg:width="6cm" svg:height="1cm" svg:x="48.76cm" svg:y="38.4cm">
            <draw:text-box>
              <text:p text:style-name="P1"><text:span text:style-name="T7"><text:file-name text:display="name">squid-block-diag</text:file-name></text:span></text:p>
            </draw:text-box>
          </draw:frame>
          <draw:frame draw:style-name="gr65" draw:text-style-name="P4" draw:layer="layout" svg:width="1.558cm" svg:height="0.331cm" svg:x="48.76cm" svg:y="36.4cm">
            <draw:text-box>
              <text:p><text:span text:style-name="T3">Project:</text:span></text:p>
            </draw:text-box>
          </draw:frame>
          <draw:frame draw:style-name="gr66" draw:layer="layout" svg:width="3.093cm" svg:height="1cm" svg:x="52.867cm" svg:y="39.4cm">
            <draw:text-box>
              <text:p><text:page-number>&lt;number&gt;</text:page-number></text:p>
            </draw:text-box>
          </draw:frame>
          <draw:frame draw:style-name="gr67" draw:layer="layout" svg:width="3.5cm" svg:height="0.875cm" svg:x="51.26cm" svg:y="39.525cm">
            <draw:text-box>
              <text:p><text:span text:style-name="T7"><text:date style:data-style-name="D5" text:date-value="2016-04-16" text:fixed="true">Apr 16, 2016</text:date></text:span></text:p>
            </draw:text-box>
          </draw:frame>
          <draw:line draw:style-name="gr68" draw:text-style-name="P1" draw:layer="layout" svg:x1="51.06cm" svg:y1="40.34cm" svg:x2="51.06cm" svg:y2="39.4cm">
            <text:p/>
          </draw:line>
          <draw:frame draw:style-name="gr63" draw:text-style-name="P4" draw:layer="layout" svg:width="1.012cm" svg:height="0.331cm" svg:x="48.748cm" svg:y="38.4cm">
            <draw:text-box>
              <text:p><text:span text:style-name="T3">File:</text:span></text:p>
            </draw:text-box>
          </draw:frame>
          <draw:frame draw:style-name="gr69" draw:layer="layout" svg:width="9.04cm" svg:height="1.016cm" svg:x="48.76cm" svg:y="36.4cm">
            <draw:text-box>
              <text:p>Serial Squid</text:p>
            </draw:text-box>
          </draw:frame>
          <draw:frame draw:style-name="gr63" draw:text-style-name="P4" draw:layer="layout" svg:width="1.012cm" svg:height="0.331cm" svg:x="54.748cm" svg:y="39.4cm">
            <draw:text-box>
              <text:p><text:span text:style-name="T3">Page:</text:span></text:p>
            </draw:text-box>
          </draw:frame>
          <draw:custom-shape draw:style-name="gr70" draw:text-style-name="P1" draw:layer="layout" svg:width="9.04cm" svg:height="5.284cm" svg:x="48.76cm" svg:y="35.1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8" draw:text-style-name="P1" draw:layer="layout" svg:x1="54.76cm" svg:y1="40.4cm" svg:x2="54.76cm" svg:y2="39.4cm">
            <text:p/>
          </draw:line>
          <draw:frame draw:style-name="gr71" draw:text-style-name="P4" draw:layer="layout" svg:width="0.4cm" svg:height="1cm" svg:x="55.86cm" svg:y="39.4cm">
            <draw:text-box>
              <text:p><text:span text:style-name="T3">of</text:span></text:p>
            </draw:text-box>
          </draw:frame>
          <draw:frame draw:style-name="gr72" draw:text-style-name="P10" draw:layer="layout" svg:width="1.6cm" svg:height="1cm" svg:x="56.16cm" svg:y="39.4cm">
            <draw:text-box>
              <text:p text:style-name="P10"><text:page-count>1</text:page-count></text:p>
            </draw:text-box>
          </draw:frame>
          <draw:frame draw:style-name="gr73" draw:text-style-name="P11" draw:layer="layout" svg:width="9.04cm" svg:height="1.284cm" svg:x="48.76cm" svg:y="35.116cm">
            <draw:text-box>
              <text:p><text:span text:style-name="T8">BLOCK DIAGRAM</text:span></text:p>
            </draw:text-box>
          </draw:frame>
          <draw:line draw:style-name="gr68" draw:text-style-name="P1" draw:layer="layout" svg:x1="54.76cm" svg:y1="39.4cm" svg:x2="54.76cm" svg:y2="38.4cm">
            <text:p/>
          </draw:line>
          <draw:frame draw:style-name="gr63" draw:text-style-name="P4" draw:layer="layout" svg:width="1.012cm" svg:height="0.331cm" svg:x="54.76cm" svg:y="38.4cm">
            <draw:text-box>
              <text:p><text:span text:style-name="T3">Size:</text:span></text:p>
            </draw:text-box>
          </draw:frame>
          <draw:frame draw:style-name="gr74" draw:layer="layout" svg:width="3cm" svg:height="1cm" svg:x="54.76cm" svg:y="38.4cm">
            <draw:text-box>
              <text:p>A2</text:p>
            </draw:text-box>
          </draw:frame>
          <draw:line draw:style-name="gr60" draw:text-style-name="P1" draw:layer="layout" svg:x1="48.76cm" svg:y1="37.4cm" svg:x2="57.76cm" svg:y2="37.4cm">
            <text:p/>
          </draw:line>
          <draw:frame draw:style-name="gr65" draw:text-style-name="P4" draw:layer="layout" svg:width="1.558cm" svg:height="0.331cm" svg:x="48.76cm" svg:y="37.4cm">
            <draw:text-box>
              <text:p><text:span text:style-name="T3">Company:</text:span></text:p>
            </draw:text-box>
          </draw:frame>
          <draw:frame draw:style-name="gr75" draw:text-style-name="P12" draw:layer="layout" svg:width="6cm" svg:height="1.016cm" svg:x="48.76cm" svg:y="37.4cm">
            <draw:text-box>
              <text:p><text:span text:style-name="T7">Tratech Solutions, Inc.</text:span></text:p>
            </draw:text-box>
          </draw:frame>
        </draw:g>
        <draw:connector draw:style-name="standard" draw:text-style-name="P1" draw:layer="layout" draw:line-skew="0.012cm" svg:x1="31cm" svg:y1="14.706cm" svg:x2="32.4cm" svg:y2="15.012cm" draw:start-shape="id53" draw:start-glue-point="1" draw:end-shape="id54" draw:end-glue-point="6" svg:d="M31000 14706h700v306h700" svg:viewBox="0 0 1401 307">
          <text:p/>
        </draw:connector>
        <draw:connector draw:style-name="standard" draw:text-style-name="P1" draw:layer="layout" draw:line-skew="-2.101cm" svg:x1="33.2cm" svg:y1="15.012cm" svg:x2="39.4cm" svg:y2="14.7cm" draw:start-shape="id54" draw:start-glue-point="10" draw:end-shape="id55" draw:end-glue-point="3" svg:d="M33200 15012h1000v-312h5200" svg:viewBox="0 0 6201 313">
          <text:p/>
        </draw:connector>
        <draw:connector draw:style-name="standard" draw:text-style-name="P1" draw:layer="layout" svg:x1="31.024cm" svg:y1="15.294cm" svg:x2="32.4cm" svg:y2="15.012cm" draw:start-shape="id56" draw:start-glue-point="1" draw:end-shape="id54" draw:end-glue-point="6" svg:d="M31024 15294h676v-282h700" svg:viewBox="0 0 1377 283">
          <text:p/>
        </draw:connector>
        <draw:connector draw:style-name="standard" draw:text-style-name="P1" draw:layer="layout" draw:line-skew="0.978cm" svg:x1="36.867cm" svg:y1="15.276cm" svg:x2="39.4cm" svg:y2="15.55cm" draw:start-shape="id57" draw:start-glue-point="2" draw:end-shape="id58" draw:end-glue-point="3" svg:d="M36867 15276h2233v274h300" svg:viewBox="0 0 2534 275">
          <text:p/>
        </draw:connector>
        <draw:connector draw:style-name="standard" draw:text-style-name="P1" xml:id="id57" draw:id="id57" draw:layer="layout" draw:line-skew="-1.097cm" svg:x1="36.867cm" svg:y1="15.276cm" svg:x2="33.2cm" svg:y2="15.012cm" draw:end-shape="id54" draw:end-glue-point="10" svg:d="M36867 15276h-2667v-264h-1000" svg:viewBox="0 0 3668 265">
          <text:p/>
        </draw:connector>
        <draw:connector draw:style-name="standard" draw:text-style-name="P1" draw:layer="layout" svg:x1="38cm" svg:y1="17.85cm" svg:x2="32.8cm" svg:y2="15.412cm" draw:start-shape="id59" draw:start-glue-point="3" draw:end-shape="id54" draw:end-glue-point="8" svg:d="M38000 17850h-5200v-2438" svg:viewBox="0 0 5201 2439">
          <text:p/>
        </draw:connector>
        <draw:connector draw:style-name="standard" draw:text-style-name="P1" draw:layer="layout" svg:x1="38cm" svg:y1="18.9cm" svg:x2="32.8cm" svg:y2="15.412cm" draw:start-shape="id60" draw:start-glue-point="3" draw:end-shape="id54" draw:end-glue-point="8" svg:d="M38000 18900h-5200v-3488" svg:viewBox="0 0 5201 3489">
          <text:p/>
        </draw:connector>
        <draw:g>
          <draw:custom-shape draw:style-name="gr21" draw:text-style-name="P1" draw:layer="layout" svg:width="0.7cm" svg:height="1.6cm" draw:transform="rotate (-3.14159265358979) translate (38.7cm 15.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1" draw:layer="layout" svg:width="0.2cm" svg:height="0.2cm" svg:x="38.1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svg:x="38.4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svg:x="38.4cm" svg:y="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svg:x="38.1cm" svg:y="14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svg:x="38.4cm" svg:y="14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svg:x="38.1cm" svg:y="1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svg:x="38.4cm" svg:y="1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svg:x="38.1cm" svg:y="1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svg:x="38.4cm" svg:y="1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cm" svg:height="0.2cm" svg:x="38.1cm" svg:y="14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38cm" svg:y1="14.5cm" svg:x2="38cm" svg:y2="14.9cm">
              <text:p/>
            </draw:line>
            <draw:line draw:style-name="gr8" draw:text-style-name="P1" draw:layer="layout" svg:x1="38.7cm" svg:y1="15.5cm" svg:x2="38cm" svg:y2="15.5cm">
              <text:p/>
            </draw:line>
            <draw:line draw:style-name="gr8" draw:text-style-name="P1" draw:layer="layout" svg:x1="38.7cm" svg:y1="13.9cm" svg:x2="38cm" svg:y2="13.9cm">
              <text:p/>
            </draw:line>
            <draw:line draw:style-name="gr8" draw:text-style-name="P1" draw:layer="layout" svg:x1="38cm" svg:y1="15.5cm" svg:x2="38cm" svg:y2="13.9cm">
              <text:p/>
            </draw:line>
            <draw:line draw:style-name="gr8" draw:text-style-name="P1" draw:layer="layout" svg:x1="38.7cm" svg:y1="15.5cm" svg:x2="38.7cm" svg:y2="13.9cm">
              <text:p/>
            </draw:line>
          </draw:g>
        </draw:g>
        <draw:connector draw:style-name="standard" draw:text-style-name="P1" draw:layer="layout" svg:x1="18.9cm" svg:y1="20cm" svg:x2="21.201cm" svg:y2="17.9cm" draw:start-shape="id61" draw:start-glue-point="1" draw:end-shape="id62" draw:end-glue-point="6" svg:d="M18900 20000h2301v-2100" svg:viewBox="0 0 2302 2101">
          <text:p/>
        </draw:connector>
        <draw:connector draw:style-name="standard" draw:text-style-name="P1" draw:layer="layout" svg:x1="19.9cm" svg:y1="17.1cm" svg:x2="20.9cm" svg:y2="17.1cm" draw:start-shape="id51" draw:start-glue-point="1" draw:end-shape="id62" draw:end-glue-point="4" svg:d="M19900 17100h1000" svg:viewBox="0 0 1001 1">
          <text:p/>
        </draw:connector>
        <draw:connector draw:style-name="standard" draw:text-style-name="P1" draw:layer="layout" svg:x1="18.2cm" svg:y1="15.3cm" svg:x2="20.9cm" svg:y2="15.3cm" draw:start-shape="id63" draw:start-glue-point="1" draw:end-shape="id62" draw:end-glue-point="5" svg:d="M18200 15300h2700" svg:viewBox="0 0 2701 1">
          <text:p/>
        </draw:connector>
        <draw:connector draw:style-name="standard" draw:text-style-name="P1" draw:layer="layout" svg:x1="27cm" svg:y1="20cm" svg:x2="22.399cm" svg:y2="17.9cm" draw:start-shape="id64" draw:start-glue-point="3" draw:end-shape="id62" draw:end-glue-point="7" svg:d="M27000 20000h-4601v-2100" svg:viewBox="0 0 4602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Mono1" svg:font-family="'Droid Sans Mono'" style:font-family-generic="swiss" style:font-pitch="fixed"/>
    <style:font-face style:name="Baekmuk Gulim1" svg:font-family="'Baekmuk Gulim'" style:font-pitch="variable"/>
    <style:font-face style:name="FreeSans1" svg:font-family="FreeSans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ekmuk Gulim2" svg:font-family="'Baekmuk Gulim'" style:font-family-generic="swiss" style:font-pitch="variable"/>
    <style:font-face style:name="Droid Sans Mono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Baekmuk Gulim" svg:font-family="'Baekmuk Gulim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bottom" fo:padding-top="0cm" fo:padding-bottom="0.125cm" fo:padding-left="0cm" fo:padding-right="0.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ekmuk Gulim" style:font-family-asian="'Baekmuk Gulim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 Lott</meta:initial-creator>
    <meta:creation-date>2016-04-16T16:00:42.988721873</meta:creation-date>
    <dc:date>2016-04-17T23:49:29.513641070</dc:date>
    <dc:creator>Chris Lott</dc:creator>
    <meta:editing-duration>PT1H35M</meta:editing-duration>
    <meta:editing-cycles>13</meta:editing-cycles>
    <meta:generator>LibreOffice/4.3.3.2$Linux_x86 LibreOffice_project/430m0$Build-2</meta:generator>
    <dc:title>Serial Squid, Block Diagram</dc:title>
    <meta:document-statistic meta:object-count="704"/>
  </office:meta>
</office:document-meta>
</file>